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2027in" style:use-optimal-column-width="false"/>
    </style:style>
    <style:style style:name="TableColumn4" style:family="table-column">
      <style:table-column-properties style:column-width="2.5in" style:use-optimal-column-width="false"/>
    </style:style>
    <style:style style:name="TableColumn5" style:family="table-column">
      <style:table-column-properties style:column-width="3.4222in" style:use-optimal-column-width="false"/>
    </style:style>
    <style:style style:name="Table2" style:family="table">
      <style:table-properties style:width="7.125in" fo:margin-left="0.066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" style:family="table-cell">
      <style:table-cell-properties fo:border="none" style:vertical-align="middle" fo:padding-top="0.0194in" fo:padding-left="0.0194in" fo:padding-bottom="0.0194in" fo:padding-right="0.0194in"/>
    </style:style>
    <style:style style:name="P9" style:parent-style-name="TableHeading" style:family="paragraph">
      <style:paragraph-properties fo:text-align="start"/>
    </style:style>
    <style:style style:name="TableCell1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" style:family="table-cell">
      <style:table-cell-properties fo:border="none" style:vertical-align="middle" fo:padding-top="0.0194in" fo:padding-left="0.0194in" fo:padding-bottom="0.0194in" fo:padding-right="0.0194in"/>
    </style:style>
    <style:style style:name="T51" style:parent-style-name="DefaultParagraphFont" style:family="text">
      <style:text-properties style:font-name-complex="Arial" style:font-weight-complex="bold" style:font-style-complex="italic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6" style:family="table-row">
      <style:table-row-properties style:min-row-height="0.0625in" style:use-optimal-row-height="false"/>
    </style:style>
    <style:style style:name="TableCell5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" style:family="table-cell">
      <style:table-cell-properties fo:border="none" style:vertical-align="middle" fo:padding-top="0.0194in" fo:padding-left="0.0194in" fo:padding-bottom="0.0194in" fo:padding-right="0.0194in"/>
    </style:style>
    <style:style style:name="T60" style:parent-style-name="DefaultParagraphFont" style:family="text">
      <style:text-properties style:font-name-complex="Arial" style:font-weight-complex="bold" style:font-style-complex="italic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9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96" style:family="table-cell">
      <style:table-cell-properties fo:border="none" style:vertical-align="middle" fo:padding-top="0.0194in" fo:padding-left="0.0194in" fo:padding-bottom="0.0194in" fo:padding-right="0.0194in"/>
    </style:style>
    <style:style style:name="P97" style:parent-style-name="TableContents" style:family="paragraph">
      <style:text-properties style:font-name-complex="Arial" style:font-weight-complex="bold" style:font-style-complex="italic"/>
    </style:style>
    <style:style style:name="T98" style:parent-style-name="DefaultParagraphFont" style:family="text">
      <style:text-properties style:font-name-complex="Arial" style:font-weight-complex="bold" style:font-style-complex="italic"/>
    </style:style>
    <style:style style:name="T9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0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0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0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0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1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1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1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1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1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19" style:family="table-cell">
      <style:table-cell-properties fo:border="none" style:vertical-align="middle" fo:padding-top="0.0194in" fo:padding-left="0.0194in" fo:padding-bottom="0.0194in" fo:padding-right="0.0194in"/>
    </style:style>
    <style:style style:name="T120" style:parent-style-name="DefaultParagraphFont" style:family="text">
      <style:text-properties style:font-name-complex="Arial" style:font-weight-complex="bold" style:font-style-complex="italic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2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2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25" style:family="table-row">
      <style:table-row-properties style:min-row-height="0.1236in" style:use-optimal-row-height="false"/>
    </style:style>
    <style:style style:name="TableCell12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2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28" style:family="table-cell">
      <style:table-cell-properties fo:border="none" style:vertical-align="middle" fo:padding-top="0.0194in" fo:padding-left="0.0194in" fo:padding-bottom="0.0194in" fo:padding-right="0.0194in"/>
    </style:style>
    <style:style style:name="T129" style:parent-style-name="DefaultParagraphFont" style:family="text">
      <style:text-properties style:font-name-complex="Arial" style:font-weight-complex="bold" style:font-style-complex="italic"/>
    </style:style>
    <style:style style:name="T13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3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3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3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3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4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4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4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4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4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5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5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54" style:family="table-cell">
      <style:table-cell-properties fo:border="none" style:vertical-align="middle" fo:padding-top="0.0194in" fo:padding-left="0.0194in" fo:padding-bottom="0.0194in" fo:padding-right="0.0194in"/>
    </style:style>
    <style:style style:name="T155" style:parent-style-name="DefaultParagraphFont" style:family="text">
      <style:text-properties style:font-name-complex="Arial" style:font-weight-complex="bold" style:font-style-complex="italic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5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59" style:family="table-cell">
      <style:table-cell-properties fo:border="none" style:vertical-align="middle" fo:padding-top="0.0194in" fo:padding-left="0.0194in" fo:padding-bottom="0.0194in" fo:padding-right="0.0194in"/>
    </style:style>
    <style:style style:name="T160" style:parent-style-name="DefaultParagraphFont" style:family="text">
      <style:text-properties style:font-name-complex="Arial" style:font-weight-complex="bold" style:font-style-complex="italic"/>
    </style:style>
    <style:style style:name="T16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6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6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6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6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7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7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7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7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9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9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9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9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0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0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0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0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0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0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7" style:family="table-cell">
      <style:table-cell-properties fo:border="none" style:vertical-align="middle" fo:padding-top="0.0194in" fo:padding-left="0.0194in" fo:padding-bottom="0.0194in" fo:padding-right="0.0194in"/>
    </style:style>
    <style:style style:name="T218" style:parent-style-name="DefaultParagraphFont" style:family="text">
      <style:text-properties style:font-name-complex="Arial" style:font-weight-complex="bold" style:font-style-complex="italic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3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3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3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3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3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4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42" style:family="table-cell">
      <style:table-cell-properties fo:border="none" style:vertical-align="middle" fo:padding-top="0.0194in" fo:padding-left="0.0194in" fo:padding-bottom="0.0194in" fo:padding-right="0.0194in"/>
    </style:style>
    <style:style style:name="T243" style:parent-style-name="DefaultParagraphFont" style:family="text">
      <style:text-properties style:font-name-complex="Arial" style:font-weight-complex="bold" style:font-style-complex="italic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4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4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5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51" style:family="table-cell">
      <style:table-cell-properties fo:border="none" style:vertical-align="middle" fo:padding-top="0.0194in" fo:padding-left="0.0194in" fo:padding-bottom="0.0194in" fo:padding-right="0.0194in"/>
    </style:style>
    <style:style style:name="P252" style:parent-style-name="TableContents" style:family="paragraph">
      <style:text-properties style:font-name-complex="Arial" style:font-weight-complex="bold" style:font-style-complex="italic"/>
    </style:style>
    <style:style style:name="T253" style:parent-style-name="DefaultParagraphFont" style:family="text">
      <style:text-properties style:font-name-complex="Arial" style:font-weight-complex="bold" style:font-style-complex="italic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5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5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7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7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7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7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8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8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8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8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8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8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9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9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9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97" style:family="table-cell">
      <style:table-cell-properties fo:border="none" style:vertical-align="middle" fo:padding-top="0.0194in" fo:padding-left="0.0194in" fo:padding-bottom="0.0194in" fo:padding-right="0.0194in"/>
    </style:style>
    <style:style style:name="P298" style:parent-style-name="TableContents" style:family="paragraph">
      <style:text-properties style:font-name-complex="Arial" style:font-weight-complex="bold" style:font-style-complex="italic"/>
    </style:style>
    <style:style style:name="T299" style:parent-style-name="DefaultParagraphFont" style:family="text">
      <style:text-properties style:font-name-complex="Arial" style:font-weight-complex="bold" style:font-style-complex="italic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0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03" style:family="table-cell">
      <style:table-cell-properties fo:border="none" style:vertical-align="middle" fo:padding-top="0.0194in" fo:padding-left="0.0194in" fo:padding-bottom="0.0194in" fo:padding-right="0.0194in"/>
    </style:style>
    <style:style style:name="P304" style:parent-style-name="TableContents" style:family="paragraph">
      <style:text-properties style:font-name-complex="Arial" style:font-weight-complex="bold" style:font-style-complex="italic"/>
    </style:style>
    <style:style style:name="T305" style:parent-style-name="DefaultParagraphFont" style:family="text">
      <style:text-properties style:font-name-complex="Arial" style:font-weight-complex="bold" style:font-style-complex="italic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0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0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1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1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1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1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3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3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3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3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5" style:family="table-cell">
      <style:table-cell-properties fo:border="none" style:vertical-align="middle" fo:padding-top="0.0194in" fo:padding-left="0.0194in" fo:padding-bottom="0.0194in" fo:padding-right="0.0194in"/>
    </style:style>
    <style:style style:name="P346" style:parent-style-name="TableContents" style:family="paragraph">
      <style:text-properties style:font-name-complex="Arial" style:font-weight-complex="bold" style:font-style-complex="italic"/>
    </style:style>
    <style:style style:name="P347" style:parent-style-name="TableContents" style:family="paragraph">
      <style:text-properties style:font-name-complex="Arial" style:font-weight-complex="bold" style:font-style-complex="italic"/>
    </style:style>
    <style:style style:name="T348" style:parent-style-name="DefaultParagraphFont" style:family="text">
      <style:text-properties style:font-name-complex="Arial" style:font-weight-complex="bold" style:font-style-complex="italic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5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5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5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5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5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6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6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6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7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7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9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9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9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05" style:family="table-row">
      <style:table-row-properties style:min-row-height="0.1868in" style:use-optimal-row-height="false"/>
    </style:style>
    <style:style style:name="TableCell40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09" style:family="table-row">
      <style:table-row-properties style:min-row-height="1.025in" style:use-optimal-row-height="false"/>
    </style:style>
    <style:style style:name="TableCell41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3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3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3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3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3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4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4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4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4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4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5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5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5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5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5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7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7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8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8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8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1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1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1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1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2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2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2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2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2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3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3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3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3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3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5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5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5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5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5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6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6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6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7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7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0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0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0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0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0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1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1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1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1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2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2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2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2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2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3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3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3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3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3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5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5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5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5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5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6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6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6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7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7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9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9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9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0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0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0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0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0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12" style:family="table-cell">
      <style:table-cell-properties fo:border="none" style:vertical-align="middle" fo:padding-top="0.0194in" fo:padding-left="0.0194in" fo:padding-bottom="0.0194in" fo:padding-right="0.0194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Heading">Attribute</text:p>
          </table:table-cell>
          <table:table-cell table:style-name="TableCell8">
            <text:p text:style-name="P9"><text:s text:c="4"/>Belongs to</text:p>
          </table:table-cell>
          <table:table-cell table:style-name="TableCell10">
            <text:p text:style-name="TableHeading">Description</text:p>
          </table:table-cell>
        </table:table-row>
        <table:table-row table:style-name="TableRow11">
          <table:table-cell table:style-name="TableCell12">
            <text:p text:style-name="TableContents"><text:a xlink:href="https://www.w3schools.com/tags/att_accept.asp" office:target-frame-name="_top" xlink:show="replace">accept</text:a></text:p>
          </table:table-cell>
          <table:table-cell table:style-name="TableCell13">
            <text:p text:style-name="TableContents"><text:s text:c="4"/><text:a xlink:href="https://www.w3schools.com/tags/tag_input.asp" office:target-frame-name="_top" xlink:show="replace">&lt;input&gt;</text:a></text:p>
          </table:table-cell>
          <table:table-cell table:style-name="TableCell14">
            <text:p text:style-name="TableContents">Specifies the types of files that the server accepts (only for type="file")</text:p>
          </table:table-cell>
        </table:table-row>
        <table:table-row table:style-name="TableRow15">
          <table:table-cell table:style-name="TableCell16">
            <text:p text:style-name="TableContents"><text:a xlink:href="https://www.w3schools.com/tags/att_accept-charset.asp" office:target-frame-name="_top" xlink:show="replace">accept-charset</text:a></text:p>
          </table:table-cell>
          <table:table-cell table:style-name="TableCell17">
            <text:p text:style-name="TableContents"><text:s text:c="4"/><text:a xlink:href="https://www.w3schools.com/tags/tag_form.asp" office:target-frame-name="_top" xlink:show="replace">&lt;form&gt;</text:a></text:p>
          </table:table-cell>
          <table:table-cell table:style-name="TableCell18">
            <text:p text:style-name="TableContents"/>
            <text:p text:style-name="TableContents">Specifies the character encodings that are to be used for the form submission</text:p>
          </table:table-cell>
        </table:table-row>
        <table:table-row table:style-name="TableRow19">
          <table:table-cell table:style-name="TableCell20">
            <text:p text:style-name="TableContents"><text:a xlink:href="https://www.w3schools.com/tags/att_accesskey.asp" office:target-frame-name="_top" xlink:show="replace"/></text:p>
          </table:table-cell>
          <table:table-cell table:style-name="TableCell21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22">
            <text:p text:style-name="TableContents"/>
          </table:table-cell>
        </table:table-row>
        <table:table-row table:style-name="TableRow23">
          <table:table-cell table:style-name="TableCell24">
            <text:p text:style-name="TableContents"><text:a xlink:href="https://www.w3schools.com/tags/att_action.asp" office:target-frame-name="_top" xlink:show="replace">action</text:a></text:p>
          </table:table-cell>
          <table:table-cell table:style-name="TableCell25">
            <text:p text:style-name="TableContents"><text:s text:c="3"/><text:a xlink:href="https://www.w3schools.com/tags/tag_form.asp" office:target-frame-name="_top" xlink:show="replace">&lt;form&gt;</text:a></text:p>
          </table:table-cell>
          <table:table-cell table:style-name="TableCell26">
            <text:p text:style-name="TableContents">Specifies where to send the form-data when a form is submitted</text:p>
          </table:table-cell>
        </table:table-row>
        <table:table-row table:style-name="TableRow27"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TableContents"/>
          </table:table-cell>
        </table:table-row>
        <table:table-row table:style-name="TableRow31">
          <table:table-cell table:style-name="TableCell32">
            <text:p text:style-name="TableContents"><text:a xlink:href="https://www.w3schools.com/tags/att_alt.asp" office:target-frame-name="_top" xlink:show="replace">alt</text:a></text:p>
          </table:table-cell>
          <table:table-cell table:style-name="TableCell33">
            <text:p text:style-name="TableContents"><text:s text:c="3"/><text:a xlink:href="https://www.w3schools.com/tags/tag_area.asp" office:target-frame-name="_top" xlink:show="replace">&lt;area&gt;</text:a>,<text:s/><text:a xlink:href="https://www.w3schools.com/tags/tag_img.asp" office:target-frame-name="_top" xlink:show="replace">&lt;img&gt;</text:a>,<text:s/><text:a xlink:href="https://www.w3schools.com/tags/tag_input.asp" office:target-frame-name="_top" xlink:show="replace">&lt;input&gt;</text:a></text:p>
          </table:table-cell>
          <table:table-cell table:style-name="TableCell34">
            <text:p text:style-name="TableContents">Specifies an alternate text when the original element fails to display</text:p>
          </table:table-cell>
        </table:table-row>
        <table:table-row table:style-name="TableRow35">
          <table:table-cell table:style-name="TableCell36">
            <text:p text:style-name="TableContents"><text:a xlink:href="https://www.w3schools.com/tags/att_async.asp" office:target-frame-name="_top" xlink:show="replace"/></text:p>
          </table:table-cell>
          <table:table-cell table:style-name="TableCell37">
            <text:p text:style-name="TableContents"><text:a xlink:href="https://www.w3schools.com/tags/tag_script.asp" office:target-frame-name="_top" xlink:show="replace"/></text:p>
          </table:table-cell>
          <table:table-cell table:style-name="TableCell38">
            <text:p text:style-name="TableContents"/>
          </table:table-cell>
        </table:table-row>
        <table:table-row table:style-name="TableRow39">
          <table:table-cell table:style-name="TableCell40">
            <text:p text:style-name="TableContents"><text:a xlink:href="https://www.w3schools.com/tags/att_autocomplete.asp" office:target-frame-name="_top" xlink:show="replace">autocomplete</text:a></text:p>
          </table:table-cell>
          <table:table-cell table:style-name="TableCell41">
            <text:p text:style-name="TableContents"><text:s text:c="3"/><text:a xlink:href="https://www.w3schools.com/tags/tag_form.asp" office:target-frame-name="_top" xlink:show="replace">&lt;form&gt;</text:a>,<text:s/><text:a xlink:href="https://www.w3schools.com/tags/tag_input.asp" office:target-frame-name="_top" xlink:show="replace">&lt;input&gt;</text:a></text:p>
          </table:table-cell>
          <table:table-cell table:style-name="TableCell42">
            <text:p text:style-name="TableContents">Specifies whether the &lt;form&gt; or the &lt;input&gt; element should have autocomplete enabled</text:p>
            <text:p text:style-name="TableContents"/>
          </table:table-cell>
        </table:table-row>
        <table:table-row table:style-name="TableRow43">
          <table:table-cell table:style-name="TableCell44">
            <text:p text:style-name="TableContents"><text:a xlink:href="https://www.w3schools.com/tags/att_autofocus.asp" office:target-frame-name="_top" xlink:show="replace"/></text:p>
          </table:table-cell>
          <table:table-cell table:style-name="TableCell45">
            <text:p text:style-name="TableContents"><text:a xlink:href="https://www.w3schools.com/tags/tag_textarea.asp" office:target-frame-name="_top" xlink:show="replace"/></text:p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>async<text:a xlink:href="https://www.w3schools.com/tags/att_autoplay.asp" office:target-frame-name="_top" xlink:show="replace"/></text:p>
          </table:table-cell>
          <table:table-cell table:style-name="TableCell49">
            <text:p text:style-name="TableContents">&lt;script&gt;<text:a xlink:href="https://www.w3schools.com/tags/tag_video.asp" office:target-frame-name="_top" xlink:show="replace"/></text:p>
          </table:table-cell>
          <table:table-cell table:style-name="TableCell50">
            <text:p text:style-name="TableContents"><text:span text:style-name="T51">Async attribute specifies that the script will be executed asynchronously as soon as it is available</text:span></text:p>
          </table:table-cell>
        </table:table-row>
        <table:table-row table:style-name="TableRow52"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</table:table-row>
        <table:table-row table:style-name="TableRow56">
          <table:table-cell table:style-name="TableCell57">
            <text:p text:style-name="TableContents">autoplay</text:p>
            <text:p text:style-name="TableContents"/>
          </table:table-cell>
          <table:table-cell table:style-name="TableCell58">
            <text:p text:style-name="TableContents">&lt;audio&gt;</text:p>
            <text:p text:style-name="TableContents"/>
          </table:table-cell>
          <table:table-cell table:style-name="TableCell59">
            <text:p text:style-name="TableContents"><text:span text:style-name="T60">on presence of autoplay attribute in the audio/video tag , the audio/video will automatically start playing as soon as it can do so without stopping</text:span></text:p>
            <text:p text:style-name="TableContents"/>
          </table:table-cell>
        </table:table-row>
        <table:table-row table:style-name="TableRow61">
          <table:table-cell table:style-name="TableCell62">
            <text:p text:style-name="TableContents"><text:a xlink:href="https://www.w3schools.com/tags/att_charset.asp" office:target-frame-name="_top" xlink:show="replace">charset</text:a></text:p>
          </table:table-cell>
          <table:table-cell table:style-name="TableCell63">
            <text:p text:style-name="TableContents"><text:a xlink:href="https://www.w3schools.com/tags/tag_meta.asp" office:target-frame-name="_top" xlink:show="replace">&lt;meta&gt;</text:a>,<text:s/><text:a xlink:href="https://www.w3schools.com/tags/tag_script.asp" office:target-frame-name="_top" xlink:show="replace">&lt;script&gt;</text:a></text:p>
          </table:table-cell>
          <table:table-cell table:style-name="TableCell64">
            <text:p text:style-name="TableContents">Specifies the character encoding</text:p>
          </table:table-cell>
        </table:table-row>
        <table:table-row table:style-name="TableRow65">
          <table:table-cell table:style-name="TableCell66">
            <text:p text:style-name="TableContents"><text:a xlink:href="https://www.w3schools.com/tags/att_checked.asp" office:target-frame-name="_top" xlink:show="replace">checked</text:a></text:p>
          </table:table-cell>
          <table:table-cell table:style-name="TableCell67">
            <text:p text:style-name="TableContents"><text:a xlink:href="https://www.w3schools.com/tags/tag_input.asp" office:target-frame-name="_top" xlink:show="replace">&lt;input&gt;</text:a></text:p>
          </table:table-cell>
          <table:table-cell table:style-name="TableCell68">
            <text:p text:style-name="TableContents"/>
            <text:p text:style-name="TableContents">Specifies that an &lt;input&gt; element should be pre-selected when the page loads (for type="checkbox" or type="radio")</text:p>
          </table:table-cell>
        </table:table-row>
        <table:table-row table:style-name="TableRow69">
          <table:table-cell table:style-name="TableCell70">
            <text:p text:style-name="TableContents"><text:a xlink:href="https://www.w3schools.com/tags/att_cite.asp" office:target-frame-name="_top" xlink:show="replace">cite</text:a></text:p>
          </table:table-cell>
          <table:table-cell table:style-name="TableCell71">
            <text:p text:style-name="TableContents">&lt;blockquote&gt;,<text:s/><text:a xlink:href="https://www.w3schools.com/tags/tag_del.asp" office:target-frame-name="_top" xlink:show="replace">&lt;del&gt;</text:a>,<text:s/><text:a xlink:href="https://www.w3schools.com/tags/tag_ins.asp" office:target-frame-name="_top" xlink:show="replace">&lt;ins&gt;</text:a>, &lt;q&gt;</text:p>
          </table:table-cell>
          <table:table-cell table:style-name="TableCell72">
            <text:p text:style-name="TableContents"/>
            <text:p text:style-name="TableContents">Specifies a URL which explains the quote/deleted/inserted text</text:p>
          </table:table-cell>
        </table:table-row>
        <table:table-row table:style-name="TableRow73">
          <table:table-cell table:style-name="TableCell74">
            <text:p text:style-name="TableContents"><text:a xlink:href="https://www.w3schools.com/tags/att_class.asp" office:target-frame-name="_top" xlink:show="replace">class</text:a></text:p>
          </table:table-cell>
          <table:table-cell table:style-name="TableCell75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76">
            <text:p text:style-name="TableContents"/>
            <text:p text:style-name="TableContents">Specifies one or more classnames for an element (refers to a class in a style sheet)</text:p>
          </table:table-cell>
        </table:table-row>
        <table:table-row table:style-name="TableRow77">
          <table:table-cell table:style-name="TableCell78">
            <text:p text:style-name="TableContents"/>
          </table:table-cell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</table:table-row>
        <table:table-row table:style-name="TableRow81">
          <table:table-cell table:style-name="TableCell82">
            <text:p text:style-name="TableContents"><text:a xlink:href="https://www.w3schools.com/tags/att_cols.asp" office:target-frame-name="_top" xlink:show="replace">cols</text:a></text:p>
          </table:table-cell>
          <table:table-cell table:style-name="TableCell83">
            <text:p text:style-name="TableContents"><text:a xlink:href="https://www.w3schools.com/tags/tag_textarea.asp" office:target-frame-name="_top" xlink:show="replace">&lt;textarea&gt;</text:a></text:p>
          </table:table-cell>
          <table:table-cell table:style-name="TableCell84">
            <text:p text:style-name="TableContents">Specifies the visible width of a text area</text:p>
          </table:table-cell>
        </table:table-row>
        <table:table-row table:style-name="TableRow85">
          <table:table-cell table:style-name="TableCell86">
            <text:p text:style-name="TableContents"><text:a xlink:href="https://www.w3schools.com/tags/att_colspan.asp" office:target-frame-name="_top" xlink:show="replace">colspan</text:a></text:p>
          </table:table-cell>
          <table:table-cell table:style-name="TableCell87">
            <text:p text:style-name="TableContents"><text:a xlink:href="https://www.w3schools.com/tags/tag_td.asp" office:target-frame-name="_top" xlink:show="replace">&lt;td&gt;</text:a>,<text:s/><text:a xlink:href="https://www.w3schools.com/tags/tag_th.asp" office:target-frame-name="_top" xlink:show="replace">&lt;th&gt;</text:a></text:p>
          </table:table-cell>
          <table:table-cell table:style-name="TableCell88">
            <text:p text:style-name="TableContents">Specifies the number of columns a table cell should span</text:p>
          </table:table-cell>
        </table:table-row>
        <table:table-row table:style-name="TableRow89">
          <table:table-cell table:style-name="TableCell90">
            <text:p text:style-name="TableContents"><text:a xlink:href="https://www.w3schools.com/tags/att_content.asp" office:target-frame-name="_top" xlink:show="replace">content</text:a></text:p>
          </table:table-cell>
          <table:table-cell table:style-name="TableCell91">
            <text:p text:style-name="TableContents"><text:a xlink:href="https://www.w3schools.com/tags/tag_meta.asp" office:target-frame-name="_top" xlink:show="replace">&lt;meta&gt;</text:a></text:p>
          </table:table-cell>
          <table:table-cell table:style-name="TableCell92">
            <text:p text:style-name="TableContents">Gives the value associated with the http-equiv or name attribute</text:p>
          </table:table-cell>
        </table:table-row>
        <table:table-row table:style-name="TableRow93">
          <table:table-cell table:style-name="TableCell94">
            <text:p text:style-name="TableContents">controls</text:p>
            <text:p text:style-name="TableContents"/>
            <text:p text:style-name="TableContents"/>
            <text:p text:style-name="TableContents"><text:a xlink:href="https://www.w3schools.com/tags/att_contenteditable.asp" office:target-frame-name="_top" xlink:show="replace">contenteditable</text:a><text:s text:c="6"/></text:p>
          </table:table-cell>
          <table:table-cell table:style-name="TableCell95">
            <text:p text:style-name="TableContents">&lt;audio&gt;, &lt;video&gt;</text:p>
            <text:p text:style-name="TableContents"/>
            <text:p text:style-name="TableContents"/>
            <text:p text:style-name="TableContents"><text:s/><text:a xlink:href="https://www.w3schools.com/tags/ref_standardattributes.asp" office:target-frame-name="_top" xlink:show="replace">Global Attributes</text:a></text:p>
          </table:table-cell>
          <table:table-cell table:style-name="TableCell96">
            <text:p text:style-name="P97"/>
            <text:p text:style-name="TableContents"><text:span text:style-name="T98">it specifies that audio/video controls should be displayed</text:span><text:span text:style-name="T99">.</text:span></text:p>
            <text:p text:style-name="TableContents"/>
            <text:p text:style-name="TableContents">Specifies whether the content of an element is<text:s/><text:soft-page-break/>editable or not</text:p>
          </table:table-cell>
        </table:table-row>
        <table:table-row table:style-name="TableRow100">
          <table:table-cell table:style-name="TableCell101">
            <text:p text:style-name="TableContents"/>
            <text:p text:style-name="TableContents"><text:a xlink:href="https://www.w3schools.com/tags/att_contextmenu.asp" office:target-frame-name="_top" xlink:show="replace">contextmenu</text:a></text:p>
          </table:table-cell>
          <table:table-cell table:style-name="TableCell102">
            <text:p text:style-name="TableContents"/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103">
            <text:p text:style-name="TableContents"/>
            <text:p text:style-name="TableContents">Specifies a context menu for an element. The context menu appears when a user right-clicks on the element</text:p>
          </table:table-cell>
        </table:table-row>
        <table:table-row table:style-name="TableRow104">
          <table:table-cell table:style-name="TableCell105">
            <text:p text:style-name="TableContents"><text:a xlink:href="https://www.w3schools.com/tags/att_controls.asp" office:target-frame-name="_top" xlink:show="replace"/></text:p>
          </table:table-cell>
          <table:table-cell table:style-name="TableCell106">
            <text:p text:style-name="TableContents"><text:a xlink:href="https://www.w3schools.com/tags/tag_video.asp" office:target-frame-name="_top" xlink:show="replace"/></text:p>
          </table:table-cell>
          <table:table-cell table:style-name="TableCell107">
            <text:p text:style-name="TableContents"/>
          </table:table-cell>
        </table:table-row>
        <table:table-row table:style-name="TableRow108">
          <table:table-cell table:style-name="TableCell109">
            <text:p text:style-name="TableContents"><text:a xlink:href="https://www.w3schools.com/tags/att_coords.asp" office:target-frame-name="_top" xlink:show="replace">coords</text:a></text:p>
          </table:table-cell>
          <table:table-cell table:style-name="TableCell110">
            <text:p text:style-name="TableContents"><text:a xlink:href="https://www.w3schools.com/tags/tag_area.asp" office:target-frame-name="_top" xlink:show="replace">&lt;area&gt;</text:a></text:p>
          </table:table-cell>
          <table:table-cell table:style-name="TableCell111">
            <text:p text:style-name="TableContents">Specifies the coordinates of the area</text:p>
          </table:table-cell>
        </table:table-row>
        <table:table-row table:style-name="TableRow112">
          <table:table-cell table:style-name="TableCell113">
            <text:p text:style-name="TableContents"><text:a xlink:href="https://www.w3schools.com/tags/att_data.asp" office:target-frame-name="_top" xlink:show="replace">data</text:a></text:p>
          </table:table-cell>
          <table:table-cell table:style-name="TableCell114">
            <text:p text:style-name="TableContents"><text:a xlink:href="https://www.w3schools.com/tags/tag_object.asp" office:target-frame-name="_top" xlink:show="replace">&lt;object&gt;</text:a></text:p>
          </table:table-cell>
          <table:table-cell table:style-name="TableCell115">
            <text:p text:style-name="TableContents">Specifies the URL of the resource to be used by the object</text:p>
          </table:table-cell>
        </table:table-row>
        <table:table-row table:style-name="TableRow116">
          <table:table-cell table:style-name="TableCell117">
            <text:p text:style-name="TableContents"/>
            <text:p text:style-name="TableContents">data_*</text:p>
            <text:p text:style-name="TableContents"><text:a xlink:href="https://www.w3schools.com/tags/att_data-.asp" office:target-frame-name="_top" xlink:show="replace"/></text:p>
          </table:table-cell>
          <table:table-cell table:style-name="TableCell118">
            <text:p text:style-name="TableContents">&lt;script&gt;<text:a xlink:href="https://www.w3schools.com/tags/ref_standardattributes.asp" office:target-frame-name="_top" xlink:show="replace"/></text:p>
          </table:table-cell>
          <table:table-cell table:style-name="TableCell119">
            <text:p text:style-name="TableContents"><text:span text:style-name="T120">used to store custom data private to the page or application.</text:span></text:p>
          </table:table-cell>
        </table:table-row>
        <table:table-row table:style-name="TableRow121">
          <table:table-cell table:style-name="TableCell122">
            <text:p text:style-name="TableContents"><text:a xlink:href="https://www.w3schools.com/tags/att_datetime.asp" office:target-frame-name="_top" xlink:show="replace">datetime</text:a></text:p>
          </table:table-cell>
          <table:table-cell table:style-name="TableCell123">
            <text:p text:style-name="TableContents"><text:a xlink:href="https://www.w3schools.com/tags/tag_del.asp" office:target-frame-name="_top" xlink:show="replace">&lt;del&gt;</text:a>,<text:s/><text:a xlink:href="https://www.w3schools.com/tags/tag_ins.asp" office:target-frame-name="_top" xlink:show="replace">&lt;ins&gt;</text:a>,<text:s/><text:a xlink:href="https://www.w3schools.com/tags/tag_time.asp" office:target-frame-name="_top" xlink:show="replace">&lt;time&gt;</text:a></text:p>
          </table:table-cell>
          <table:table-cell table:style-name="TableCell124">
            <text:p text:style-name="TableContents">Specifies the date and time</text:p>
          </table:table-cell>
        </table:table-row>
        <table:table-row table:style-name="TableRow125">
          <table:table-cell table:style-name="TableCell126">
            <text:p text:style-name="TableContents"/>
            <text:p text:style-name="TableContents">defer<text:a xlink:href="https://www.w3schools.com/tags/att_default.asp" office:target-frame-name="_top" xlink:show="replace"/></text:p>
          </table:table-cell>
          <table:table-cell table:style-name="TableCell127">
            <text:p text:style-name="Textbody"/>
            <text:p text:style-name="Textbody">&lt;script&gt;</text:p>
          </table:table-cell>
          <table:table-cell table:style-name="TableCell128">
            <text:p text:style-name="TableContents"/>
            <text:p text:style-name="TableContents"><text:span text:style-name="T129">specifies that the script is executed when the page has finished parsing</text:span><text:span text:style-name="T130">.</text:span></text:p>
          </table:table-cell>
        </table:table-row>
        <table:table-row table:style-name="TableRow131">
          <table:table-cell table:style-name="TableCell132">
            <text:p text:style-name="TableContents"/>
          </table:table-cell>
          <table:table-cell table:style-name="TableCell133">
            <text:p text:style-name="TableContents"><text:a xlink:href="https://www.w3schools.com/tags/tag_script.asp" office:target-frame-name="_top" xlink:show="replace"/></text:p>
          </table:table-cell>
          <table:table-cell table:style-name="TableCell134">
            <text:p text:style-name="TableContents"/>
          </table:table-cell>
        </table:table-row>
        <table:table-row table:style-name="TableRow135">
          <table:table-cell table:style-name="TableCell136">
            <text:p text:style-name="TableContents"><text:a xlink:href="https://www.w3schools.com/tags/att_dir.asp" office:target-frame-name="_top" xlink:show="replace">dir</text:a></text:p>
          </table:table-cell>
          <table:table-cell table:style-name="TableCell137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138">
            <text:p text:style-name="TableContents">Specifies the text direction for the content in an element</text:p>
          </table:table-cell>
        </table:table-row>
        <table:table-row table:style-name="TableRow139">
          <table:table-cell table:style-name="TableCell140">
            <text:p text:style-name="TableContents"><text:a xlink:href="https://www.w3schools.com/tags/att_dirname.asp" office:target-frame-name="_top" xlink:show="replace">dirname</text:a></text:p>
          </table:table-cell>
          <table:table-cell table:style-name="TableCell141">
            <text:p text:style-name="TableContents"><text:a xlink:href="https://www.w3schools.com/tags/tag_input.asp" office:target-frame-name="_top" xlink:show="replace">&lt;input&gt;</text:a>,<text:s/><text:a xlink:href="https://www.w3schools.com/tags/tag_textarea.asp" office:target-frame-name="_top" xlink:show="replace">&lt;textarea&gt;</text:a></text:p>
          </table:table-cell>
          <table:table-cell table:style-name="TableCell142">
            <text:p text:style-name="TableContents">Specifies that the text direction will be submitted</text:p>
          </table:table-cell>
        </table:table-row>
        <table:table-row table:style-name="TableRow143">
          <table:table-cell table:style-name="TableCell144">
            <text:p text:style-name="TableContents"><text:a xlink:href="https://www.w3schools.com/tags/att_disabled.asp" office:target-frame-name="_top" xlink:show="replace">disabled</text:a></text:p>
          </table:table-cell>
          <table:table-cell table:style-name="TableCell145">
            <text:p text:style-name="TableContents"><text:a xlink:href="https://www.w3schools.com/tags/tag_button.asp" office:target-frame-name="_top" xlink:show="replace">&lt;button&gt;</text:a>,<text:s/><text:a xlink:href="https://www.w3schools.com/tags/tag_fieldset.asp" office:target-frame-name="_top" xlink:show="replace">&lt;fieldset&gt;</text:a>,<text:s/><text:a xlink:href="https://www.w3schools.com/tags/tag_input.asp" office:target-frame-name="_top" xlink:show="replace">&lt;input&gt;</text:a>, &lt;optgroup&gt;,<text:s/><text:a xlink:href="https://www.w3schools.com/tags/tag_option.asp" office:target-frame-name="_top" xlink:show="replace">&lt;option&gt;</text:a>,<text:s/><text:a xlink:href="https://www.w3schools.com/tags/tag_select.asp" office:target-frame-name="_top" xlink:show="replace">&lt;select&gt;</text:a>,<text:s/><text:a xlink:href="https://www.w3schools.com/tags/tag_textarea.asp" office:target-frame-name="_top" xlink:show="replace">&lt;textarea&gt;</text:a></text:p>
          </table:table-cell>
          <table:table-cell table:style-name="TableCell146">
            <text:p text:style-name="TableContents">Specifies that the specified element/group of elements should be disabled</text:p>
          </table:table-cell>
        </table:table-row>
        <table:table-row table:style-name="TableRow147">
          <table:table-cell table:style-name="TableCell148">
            <text:p text:style-name="TableContents"><text:a xlink:href="https://www.w3schools.com/tags/att_download.asp" office:target-frame-name="_top" xlink:show="replace"/></text:p>
          </table:table-cell>
          <table:table-cell table:style-name="TableCell149">
            <text:p text:style-name="TableContents"><text:a xlink:href="https://www.w3schools.com/tags/tag_area.asp" office:target-frame-name="_top" xlink:show="replace"/></text:p>
          </table:table-cell>
          <table:table-cell table:style-name="TableCell150">
            <text:p text:style-name="TableContents"/>
          </table:table-cell>
        </table:table-row>
        <table:table-row table:style-name="TableRow151">
          <table:table-cell table:style-name="TableCell152">
            <text:p text:style-name="TableContents">draggable<text:a xlink:href="https://www.w3schools.com/tags/att_draggable.asp" office:target-frame-name="_top" xlink:show="replace"/></text:p>
          </table:table-cell>
          <table:table-cell table:style-name="TableCell153">
            <text:p text:style-name="TableContents">&lt;p&gt;&lt;script&gt;<text:a xlink:href="https://www.w3schools.com/tags/ref_standardattributes.asp" office:target-frame-name="_top" xlink:show="replace"/></text:p>
          </table:table-cell>
          <table:table-cell table:style-name="TableCell154">
            <text:p text:style-name="TableContents"><text:span text:style-name="T155">specifies whether an element is draggable or not.</text:span></text:p>
          </table:table-cell>
        </table:table-row>
        <table:table-row table:style-name="TableRow156">
          <table:table-cell table:style-name="TableCell157">
            <text:p text:style-name="TableContents"/>
            <text:p text:style-name="TableContents">dropzone<text:a xlink:href="https://www.w3schools.com/tags/att_dropzone.asp" office:target-frame-name="_top" xlink:show="replace"/></text:p>
          </table:table-cell>
          <table:table-cell table:style-name="TableCell158">
            <text:p text:style-name="TableContents"/>
            <text:p text:style-name="TableContents">&lt;body&gt;<text:a xlink:href="https://www.w3schools.com/tags/ref_standardattributes.asp" office:target-frame-name="_top" xlink:show="replace"/></text:p>
          </table:table-cell>
          <table:table-cell table:style-name="TableCell159">
            <text:p text:style-name="TableContents"/>
            <text:p text:style-name="TableContents"/>
            <text:p text:style-name="TableContents"><text:span text:style-name="T160">specifies whether the dragged data is copied, moved, or linked, when it is dropped on an element</text:span><text:span text:style-name="T161">.</text:span></text:p>
            <text:p text:style-name="TableContents"/>
          </table:table-cell>
        </table:table-row>
        <table:table-row table:style-name="TableRow162">
          <table:table-cell table:style-name="TableCell163">
            <text:p text:style-name="TableContents"><text:a xlink:href="https://www.w3schools.com/tags/att_enctype.asp" office:target-frame-name="_top" xlink:show="replace">enctype</text:a></text:p>
          </table:table-cell>
          <table:table-cell table:style-name="TableCell164">
            <text:p text:style-name="TableContents"><text:a xlink:href="https://www.w3schools.com/tags/tag_form.asp" office:target-frame-name="_top" xlink:show="replace">&lt;form&gt;</text:a></text:p>
          </table:table-cell>
          <table:table-cell table:style-name="TableCell165">
            <text:p text:style-name="TableContents"/>
            <text:p text:style-name="TableContents">Specifies how the form-data should be encoded when submitting it to the server (only for method="post")</text:p>
          </table:table-cell>
        </table:table-row>
        <table:table-row table:style-name="TableRow166">
          <table:table-cell table:style-name="TableCell167">
            <text:p text:style-name="TableContents"><text:a xlink:href="https://www.w3schools.com/tags/att_for.asp" office:target-frame-name="_top" xlink:show="replace"/></text:p>
          </table:table-cell>
          <table:table-cell table:style-name="TableCell168">
            <text:p text:style-name="TableContents"><text:a xlink:href="https://www.w3schools.com/tags/tag_output.asp" office:target-frame-name="_top" xlink:show="replace"/></text:p>
          </table:table-cell>
          <table:table-cell table:style-name="TableCell169">
            <text:p text:style-name="TableContents"/>
          </table:table-cell>
        </table:table-row>
        <table:table-row table:style-name="TableRow170">
          <table:table-cell table:style-name="TableCell171">
            <text:p text:style-name="TableContents"><text:a xlink:href="https://www.w3schools.com/tags/att_form.asp" office:target-frame-name="_top" xlink:show="replace">form</text:a></text:p>
          </table:table-cell>
          <table:table-cell table:style-name="TableCell172">
            <text:p text:style-name="TableContents"><text:a xlink:href="https://www.w3schools.com/tags/tag_button.asp" office:target-frame-name="_top" xlink:show="replace">&lt;button&gt;</text:a>,<text:s/><text:a xlink:href="https://www.w3schools.com/tags/tag_fieldset.asp" office:target-frame-name="_top" xlink:show="replace">&lt;fieldset&gt;</text:a>,<text:s/><text:a xlink:href="https://www.w3schools.com/tags/tag_input.asp" office:target-frame-name="_top" xlink:show="replace">&lt;input&gt;</text:a>, &lt;label&gt;,<text:s/><text:a xlink:href="https://www.w3schools.com/tags/tag_meter.asp" office:target-frame-name="_top" xlink:show="replace">&lt;meter&gt;</text:a>,<text:s/><text:a xlink:href="https://www.w3schools.com/tags/tag_object.asp" office:target-frame-name="_top" xlink:show="replace">&lt;object&gt;</text:a>,<text:s/><text:a xlink:href="https://www.w3schools.com/tags/tag_output.asp" office:target-frame-name="_top" xlink:show="replace">&lt;output&gt;</text:a>,<text:s/><text:a xlink:href="https://www.w3schools.com/tags/tag_select.asp" office:target-frame-name="_top" xlink:show="replace">&lt;select&gt;</text:a>,<text:s/><text:a xlink:href="https://www.w3schools.com/tags/tag_textarea.asp" office:target-frame-name="_top" xlink:show="replace">&lt;textarea&gt;</text:a></text:p>
          </table:table-cell>
          <table:table-cell table:style-name="TableCell173">
            <text:p text:style-name="TableContents">Specifies the name of the form the element belongs to</text:p>
          </table:table-cell>
        </table:table-row>
        <table:table-row table:style-name="TableRow174">
          <table:table-cell table:style-name="TableCell175">
            <text:p text:style-name="TableContents"><text:a xlink:href="https://www.w3schools.com/tags/att_formaction.asp" office:target-frame-name="_top" xlink:show="replace">formaction</text:a></text:p>
          </table:table-cell>
          <table:table-cell table:style-name="TableCell176">
            <text:p text:style-name="TableContents"><text:a xlink:href="https://www.w3schools.com/tags/tag_button.asp" office:target-frame-name="_top" xlink:show="replace">&lt;button&gt;</text:a>,<text:s/><text:a xlink:href="https://www.w3schools.com/tags/tag_input.asp" office:target-frame-name="_top" xlink:show="replace">&lt;input&gt;</text:a></text:p>
          </table:table-cell>
          <table:table-cell table:style-name="TableCell177">
            <text:p text:style-name="TableContents">Specifies where to send the form-data when a form is submitted. Only for type="submit"</text:p>
          </table:table-cell>
        </table:table-row>
        <table:table-row table:style-name="TableRow178">
          <table:table-cell table:style-name="TableCell179">
            <text:p text:style-name="TableContents"><text:a xlink:href="https://www.w3schools.com/tags/att_headers.asp" office:target-frame-name="_top" xlink:show="replace">headers</text:a></text:p>
          </table:table-cell>
          <table:table-cell table:style-name="TableCell180">
            <text:p text:style-name="TableContents"><text:a xlink:href="https://www.w3schools.com/tags/tag_td.asp" office:target-frame-name="_top" xlink:show="replace">&lt;td&gt;</text:a>,<text:s/><text:a xlink:href="https://www.w3schools.com/tags/tag_th.asp" office:target-frame-name="_top" xlink:show="replace">&lt;th&gt;</text:a></text:p>
          </table:table-cell>
          <table:table-cell table:style-name="TableCell181">
            <text:p text:style-name="TableContents"/>
            <text:p text:style-name="TableContents"/>
            <text:p text:style-name="TableContents">Specifies one or more headers cells a cell is related to</text:p>
          </table:table-cell>
        </table:table-row>
        <table:table-row table:style-name="TableRow182">
          <table:table-cell table:style-name="TableCell183">
            <text:p text:style-name="TableContents"><text:a xlink:href="https://www.w3schools.com/tags/att_height.asp" office:target-frame-name="_top" xlink:show="replace">height</text:a></text:p>
          </table:table-cell>
          <table:table-cell table:style-name="TableCell184">
            <text:p text:style-name="TableContents"/>
            <text:p text:style-name="TableContents">&lt;canvas&gt;,<text:s/><text:a xlink:href="https://www.w3schools.com/tags/tag_embed.asp" office:target-frame-name="_top" xlink:show="replace">&lt;embed&gt;</text:a>,<text:s/><text:a xlink:href="https://www.w3schools.com/tags/tag_iframe.asp" office:target-frame-name="_top" xlink:show="replace">&lt;iframe&gt;</text:a>,<text:s/><text:a xlink:href="https://www.w3schools.com/tags/tag_img.asp" office:target-frame-name="_top" xlink:show="replace">&lt;img&gt;</text:a>,<text:s/><text:a xlink:href="https://www.w3schools.com/tags/tag_input.asp" office:target-frame-name="_top" xlink:show="replace">&lt;input&gt;</text:a>,<text:s/><text:a xlink:href="https://www.w3schools.com/tags/tag_object.asp" office:target-frame-name="_top" xlink:show="replace">&lt;object&gt;</text:a>,<text:s/><text:a xlink:href="https://www.w3schools.com/tags/tag_video.asp" office:target-frame-name="_top" xlink:show="replace">&lt;video&gt;</text:a></text:p>
          </table:table-cell>
          <table:table-cell table:style-name="TableCell185">
            <text:p text:style-name="TableContents">Specifies the height of the element</text:p>
          </table:table-cell>
        </table:table-row>
        <table:table-row table:style-name="TableRow186">
          <table:table-cell table:style-name="TableCell187">
            <text:p text:style-name="TableContents"><text:a xlink:href="https://www.w3schools.com/tags/att_hidden.asp" office:target-frame-name="_top" xlink:show="replace">hidden</text:a></text:p>
          </table:table-cell>
          <table:table-cell table:style-name="TableCell188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189">
            <text:p text:style-name="TableContents"/>
            <text:p text:style-name="TableContents">Specifies that an element is not yet, or is no longer, relevant</text:p>
          </table:table-cell>
        </table:table-row>
        <table:table-row table:style-name="TableRow190">
          <table:table-cell table:style-name="TableCell191">
            <text:p text:style-name="TableContents"><text:a xlink:href="https://www.w3schools.com/tags/att_high.asp" office:target-frame-name="_top" xlink:show="replace">high</text:a></text:p>
          </table:table-cell>
          <table:table-cell table:style-name="TableCell192">
            <text:p text:style-name="TableContents"><text:a xlink:href="https://www.w3schools.com/tags/tag_meter.asp" office:target-frame-name="_top" xlink:show="replace">&lt;meter&gt;</text:a></text:p>
          </table:table-cell>
          <table:table-cell table:style-name="TableCell193">
            <text:p text:style-name="TableContents">Specifies the range that is considered to be a high value</text:p>
          </table:table-cell>
        </table:table-row>
        <table:table-row table:style-name="TableRow194">
          <table:table-cell table:style-name="TableCell195">
            <text:p text:style-name="TableContents"><text:a xlink:href="https://www.w3schools.com/tags/att_href.asp" office:target-frame-name="_top" xlink:show="replace">href</text:a></text:p>
          </table:table-cell>
          <table:table-cell table:style-name="TableCell196">
            <text:p text:style-name="TableContents"><text:a xlink:href="https://www.w3schools.com/tags/tag_a.asp" office:target-frame-name="_top" xlink:show="replace">&lt;a&gt;</text:a>,<text:s/><text:a xlink:href="https://www.w3schools.com/tags/tag_area.asp" office:target-frame-name="_top" xlink:show="replace">&lt;area&gt;</text:a>,<text:s/><text:a xlink:href="https://www.w3schools.com/tags/tag_base.asp" office:target-frame-name="_top" xlink:show="replace">&lt;base&gt;</text:a>,<text:s/><text:a xlink:href="https://www.w3schools.com/tags/tag_link.asp" office:target-frame-name="_top" xlink:show="replace">&lt;link&gt;</text:a></text:p>
          </table:table-cell>
          <table:table-cell table:style-name="TableCell197">
            <text:p text:style-name="TableContents"/>
            <text:p text:style-name="TableContents">Specifies the URL of the page the link goes to</text:p>
          </table:table-cell>
        </table:table-row>
        <table:table-row table:style-name="TableRow198">
          <table:table-cell table:style-name="TableCell199">
            <text:p text:style-name="TableContents"><text:a xlink:href="https://www.w3schools.com/tags/att_hreflang.asp" office:target-frame-name="_top" xlink:show="replace">hreflang</text:a></text:p>
          </table:table-cell>
          <table:table-cell table:style-name="TableCell200">
            <text:p text:style-name="TableContents"><text:a xlink:href="https://www.w3schools.com/tags/tag_a.asp" office:target-frame-name="_top" xlink:show="replace">&lt;a&gt;</text:a>,<text:s/><text:a xlink:href="https://www.w3schools.com/tags/tag_area.asp" office:target-frame-name="_top" xlink:show="replace">&lt;area&gt;</text:a>,<text:s/><text:a xlink:href="https://www.w3schools.com/tags/tag_link.asp" office:target-frame-name="_top" xlink:show="replace">&lt;link&gt;</text:a></text:p>
          </table:table-cell>
          <table:table-cell table:style-name="TableCell201">
            <text:p text:style-name="TableContents"/>
            <text:p text:style-name="TableContents">Specifies the language of the linked document</text:p>
          </table:table-cell>
        </table:table-row>
        <table:table-row table:style-name="TableRow202">
          <table:table-cell table:style-name="TableCell203">
            <text:p text:style-name="TableContents"><text:a xlink:href="https://www.w3schools.com/tags/att_http-equiv.asp" office:target-frame-name="_top" xlink:show="replace">http-equiv</text:a></text:p>
          </table:table-cell>
          <table:table-cell table:style-name="TableCell204">
            <text:p text:style-name="TableContents"><text:a xlink:href="https://www.w3schools.com/tags/tag_meta.asp" office:target-frame-name="_top" xlink:show="replace">&lt;meta&gt;</text:a></text:p>
          </table:table-cell>
          <table:table-cell table:style-name="TableCell205">
            <text:p text:style-name="TableContents"/>
            <text:p text:style-name="TableContents">Provides an HTTP header for the information/value of the content attribute</text:p>
          </table:table-cell>
        </table:table-row>
        <table:table-row table:style-name="TableRow206">
          <table:table-cell table:style-name="TableCell207">
            <text:p text:style-name="TableContents"/>
            <text:p text:style-name="TableContents"><text:a xlink:href="https://www.w3schools.com/tags/att_id.asp" office:target-frame-name="_top" xlink:show="replace">id</text:a></text:p>
          </table:table-cell>
          <table:table-cell table:style-name="TableCell208">
            <text:p text:style-name="TableContents"/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209">
            <text:p text:style-name="TableContents"/>
            <text:p text:style-name="TableContents">Specifies a unique id for an element</text:p>
          </table:table-cell>
        </table:table-row>
        <table:table-row table:style-name="TableRow210">
          <table:table-cell table:style-name="TableCell211">
            <text:p text:style-name="TableContents"/>
            <text:p text:style-name="TableContents"><text:a xlink:href="https://www.w3schools.com/tags/att_ismap.asp" office:target-frame-name="_top" xlink:show="replace">ismap</text:a></text:p>
          </table:table-cell>
          <table:table-cell table:style-name="TableCell212">
            <text:p text:style-name="TableContents"/>
            <text:p text:style-name="TableContents"><text:a xlink:href="https://www.w3schools.com/tags/tag_img.asp" office:target-frame-name="_top" xlink:show="replace">&lt;img&gt;</text:a></text:p>
          </table:table-cell>
          <table:table-cell table:style-name="TableCell213">
            <text:p text:style-name="TableContents"/>
            <text:p text:style-name="TableContents">Specifies an image as a server-side image-map</text:p>
          </table:table-cell>
        </table:table-row>
        <table:table-row table:style-name="TableRow214">
          <table:table-cell table:style-name="TableCell215">
            <text:p text:style-name="TableContents"/>
            <text:p text:style-name="TableContents">Kind</text:p>
            <text:p text:style-name="TableContents"><text:a xlink:href="https://www.w3schools.com/tags/att_kind.asp" office:target-frame-name="_top" xlink:show="replace"/></text:p>
          </table:table-cell>
          <table:table-cell table:style-name="TableCell216">
            <text:p text:style-name="TableContents">&lt;video&gt;<text:a xlink:href="https://www.w3schools.com/tags/tag_track.asp" office:target-frame-name="_top" xlink:show="replace"/></text:p>
          </table:table-cell>
          <table:table-cell table:style-name="TableCell217">
            <text:p text:style-name="TableContents"><text:span text:style-name="T218">The kind attribute specifies the kind of text track</text:span></text:p>
          </table:table-cell>
        </table:table-row>
        <table:table-row table:style-name="TableRow219">
          <table:table-cell table:style-name="TableCell220">
            <text:p text:style-name="TableContents"><text:a xlink:href="https://www.w3schools.com/tags/att_label.asp" office:target-frame-name="_top" xlink:show="replace">label</text:a></text:p>
          </table:table-cell>
          <table:table-cell table:style-name="TableCell221">
            <text:p text:style-name="TableContents"><text:a xlink:href="https://www.w3schools.com/tags/tag_track.asp" office:target-frame-name="_top" xlink:show="replace">&lt;track&gt;</text:a>,<text:s/><text:a xlink:href="https://www.w3schools.com/tags/tag_option.asp" office:target-frame-name="_top" xlink:show="replace">&lt;option&gt;</text:a>,<text:s/><text:a xlink:href="https://www.w3schools.com/tags/tag_optgroup.asp" office:target-frame-name="_top" xlink:show="replace">&lt;optgroup&gt;</text:a></text:p>
          </table:table-cell>
          <table:table-cell table:style-name="TableCell222">
            <text:p text:style-name="TableContents">Specifies the title of the text track</text:p>
          </table:table-cell>
        </table:table-row>
        <table:table-row table:style-name="TableRow223">
          <table:table-cell table:style-name="TableCell224">
            <text:p text:style-name="TableContents"><text:a xlink:href="https://www.w3schools.com/tags/att_lang.asp" office:target-frame-name="_top" xlink:show="replace">lang</text:a></text:p>
          </table:table-cell>
          <table:table-cell table:style-name="TableCell225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226">
            <text:p text:style-name="TableContents"/>
            <text:p text:style-name="TableContents">Specifies the language of the element's content</text:p>
          </table:table-cell>
        </table:table-row>
        <table:table-row table:style-name="TableRow227">
          <table:table-cell table:style-name="TableCell228">
            <text:p text:style-name="TableContents"><text:a xlink:href="https://www.w3schools.com/tags/att_list.asp" office:target-frame-name="_top" xlink:show="replace">list</text:a></text:p>
          </table:table-cell>
          <table:table-cell table:style-name="TableCell229">
            <text:p text:style-name="TableContents"><text:a xlink:href="https://www.w3schools.com/tags/tag_input.asp" office:target-frame-name="_top" xlink:show="replace">&lt;input&gt;</text:a></text:p>
          </table:table-cell>
          <table:table-cell table:style-name="TableCell230">
            <text:p text:style-name="TableContents"/>
            <text:p text:style-name="TableContents">Refers to a &lt;datalist&gt; element that contains pre-defined options for an &lt;input&gt; element</text:p>
          </table:table-cell>
        </table:table-row>
        <table:table-row table:style-name="TableRow231">
          <table:table-cell table:style-name="TableCell232">
            <text:p text:style-name="TableContents"><text:a xlink:href="https://www.w3schools.com/tags/att_loop.asp" office:target-frame-name="_top" xlink:show="replace"/></text:p>
          </table:table-cell>
          <table:table-cell table:style-name="TableCell233">
            <text:p text:style-name="TableContents"><text:a xlink:href="https://www.w3schools.com/tags/tag_video.asp" office:target-frame-name="_top" xlink:show="replace"/></text:p>
          </table:table-cell>
          <table:table-cell table:style-name="TableCell234">
            <text:p text:style-name="TableContents"/>
          </table:table-cell>
        </table:table-row>
        <table:table-row table:style-name="TableRow235">
          <table:table-cell table:style-name="TableCell236">
            <text:p text:style-name="TableContents"><text:a xlink:href="https://www.w3schools.com/tags/att_low.asp" office:target-frame-name="_top" xlink:show="replace">low</text:a></text:p>
          </table:table-cell>
          <table:table-cell table:style-name="TableCell237">
            <text:p text:style-name="TableContents"><text:a xlink:href="https://www.w3schools.com/tags/tag_meter.asp" office:target-frame-name="_top" xlink:show="replace">&lt;meter&gt;</text:a></text:p>
          </table:table-cell>
          <table:table-cell table:style-name="TableCell238">
            <text:p text:style-name="TableContents">Specifies the range that is considered to be a low value</text:p>
          </table:table-cell>
        </table:table-row>
        <table:table-row table:style-name="TableRow239">
          <table:table-cell table:style-name="TableCell240">
            <text:p text:style-name="TableContents"/>
            <text:p text:style-name="TableContents">loop</text:p>
            <text:p text:style-name="TableContents"/>
            <text:p text:style-name="TableContents"><text:a xlink:href="https://www.w3schools.com/tags/att_max.asp" office:target-frame-name="_top" xlink:show="replace">max</text:a></text:p>
          </table:table-cell>
          <table:table-cell table:style-name="TableCell241">
            <text:p text:style-name="TableContents"/>
            <text:p text:style-name="TableContents">&lt;audio&gt; &lt;video&gt;</text:p>
            <text:p text:style-name="TableContents"/>
            <text:p text:style-name="TableContents"><text:a xlink:href="https://www.w3schools.com/tags/tag_input.asp" office:target-frame-name="_top" xlink:show="replace">&lt;input&gt;</text:a>,<text:s/><text:a xlink:href="https://www.w3schools.com/tags/tag_meter.asp" office:target-frame-name="_top" xlink:show="replace">&lt;meter&gt;</text:a>,<text:s/><text:a xlink:href="https://www.w3schools.com/tags/tag_progress.asp" office:target-frame-name="_top" xlink:show="replace">&lt;progress&gt;</text:a></text:p>
          </table:table-cell>
          <table:table-cell table:style-name="TableCell242">
            <text:p text:style-name="TableContents"/>
            <text:p text:style-name="TableContents"><text:span text:style-name="T243">it specifies that the audio will start over again, every time it is finished.</text:span></text:p>
            <text:p text:style-name="TableContents"/>
            <text:p text:style-name="TableContents">Specifies the maximum value</text:p>
          </table:table-cell>
        </table:table-row>
        <table:table-row table:style-name="TableRow244">
          <table:table-cell table:style-name="TableCell245">
            <text:p text:style-name="TableContents"/>
            <text:p text:style-name="TableContents"><text:a xlink:href="https://www.w3schools.com/tags/att_maxlength.asp" office:target-frame-name="_top" xlink:show="replace">maxlength</text:a></text:p>
          </table:table-cell>
          <table:table-cell table:style-name="TableCell246">
            <text:p text:style-name="TableContents"/>
            <text:p text:style-name="TableContents"><text:a xlink:href="https://www.w3schools.com/tags/tag_input.asp" office:target-frame-name="_top" xlink:show="replace">&lt;input&gt;</text:a>,<text:s/><text:a xlink:href="https://www.w3schools.com/tags/tag_textarea.asp" office:target-frame-name="_top" xlink:show="replace">&lt;textarea&gt;</text:a></text:p>
          </table:table-cell>
          <table:table-cell table:style-name="TableCell247">
            <text:p text:style-name="TableContents"/>
            <text:p text:style-name="TableContents"/>
            <text:p text:style-name="TableContents">Specifies the maximum number of characters allowed in an element</text:p>
          </table:table-cell>
        </table:table-row>
        <table:table-row table:style-name="TableRow248">
          <table:table-cell table:style-name="TableCell249">
            <text:p text:style-name="TableContents"/>
            <text:p text:style-name="TableContents">media</text:p>
            <text:p text:style-name="TableContents"/>
          </table:table-cell>
          <table:table-cell table:style-name="TableCell250">
            <text:p text:style-name="TableContents"/>
            <text:p text:style-name="TableContents">&lt;a&gt;, &lt;area&gt;,&lt;link&gt;,</text:p>
            <text:p text:style-name="TableContents">&lt;soucre&gt;,&lt;style&gt;<text:a xlink:href="https://www.w3schools.com/tags/tag_style.asp" office:target-frame-name="_top" xlink:show="replace"/></text:p>
          </table:table-cell>
          <table:table-cell table:style-name="TableCell251">
            <text:p text:style-name="P252"/>
            <text:p text:style-name="TableContents"><text:span text:style-name="T253">specifies what media/device the linked document is optimized for. This attribute is used to specify that the target URL is designed for special devices (like iPhone) , speech or print media.</text:span></text:p>
          </table:table-cell>
        </table:table-row>
        <table:table-row table:style-name="TableRow254">
          <table:table-cell table:style-name="TableCell255">
            <text:p text:style-name="TableContents"/>
            <text:p text:style-name="TableContents"><text:a xlink:href="https://www.w3schools.com/tags/att_method.asp" office:target-frame-name="_top" xlink:show="replace">method</text:a></text:p>
          </table:table-cell>
          <table:table-cell table:style-name="TableCell256">
            <text:p text:style-name="TableContents"/>
            <text:p text:style-name="TableContents"><text:a xlink:href="https://www.w3schools.com/tags/tag_form.asp" office:target-frame-name="_top" xlink:show="replace">&lt;form&gt;</text:a></text:p>
          </table:table-cell>
          <table:table-cell table:style-name="TableCell257">
            <text:p text:style-name="TableContents"/>
            <text:p text:style-name="TableContents"/>
            <text:p text:style-name="TableContents">Specifies the HTTP method to use when sending form-data</text:p>
          </table:table-cell>
        </table:table-row>
        <table:table-row table:style-name="TableRow258">
          <table:table-cell table:style-name="TableCell259">
            <text:p text:style-name="TableContents"/>
            <text:p text:style-name="TableContents"><text:a xlink:href="https://www.w3schools.com/tags/att_min.asp" office:target-frame-name="_top" xlink:show="replace">min</text:a></text:p>
          </table:table-cell>
          <table:table-cell table:style-name="TableCell260">
            <text:p text:style-name="TableContents"/>
            <text:p text:style-name="TableContents"><text:a xlink:href="https://www.w3schools.com/tags/tag_input.asp" office:target-frame-name="_top" xlink:show="replace">&lt;input&gt;</text:a>,<text:s/><text:a xlink:href="https://www.w3schools.com/tags/tag_meter.asp" office:target-frame-name="_top" xlink:show="replace">&lt;meter&gt;</text:a></text:p>
          </table:table-cell>
          <table:table-cell table:style-name="TableCell261">
            <text:p text:style-name="TableContents"/>
            <text:p text:style-name="TableContents"/>
            <text:p text:style-name="TableContents">Specifies a minimum value</text:p>
          </table:table-cell>
        </table:table-row>
        <table:table-row table:style-name="TableRow262">
          <table:table-cell table:style-name="TableCell263">
            <text:p text:style-name="TableContents"><text:a xlink:href="https://www.w3schools.com/tags/att_multiple.asp" office:target-frame-name="_top" xlink:show="replace">multiple</text:a></text:p>
          </table:table-cell>
          <table:table-cell table:style-name="TableCell264">
            <text:p text:style-name="TableContents"><text:a xlink:href="https://www.w3schools.com/tags/tag_input.asp" office:target-frame-name="_top" xlink:show="replace">&lt;input&gt;</text:a>,<text:s/><text:a xlink:href="https://www.w3schools.com/tags/tag_select.asp" office:target-frame-name="_top" xlink:show="replace">&lt;select&gt;</text:a></text:p>
          </table:table-cell>
          <table:table-cell table:style-name="TableCell265">
            <text:p text:style-name="TableContents"/>
            <text:p text:style-name="TableContents">Specifies that a user can enter more than one value</text:p>
          </table:table-cell>
        </table:table-row>
        <table:table-row table:style-name="TableRow266">
          <table:table-cell table:style-name="TableCell267">
            <text:p text:style-name="TableContents"><text:a xlink:href="https://www.w3schools.com/tags/att_muted.asp" office:target-frame-name="_top" xlink:show="replace">muted</text:a></text:p>
          </table:table-cell>
          <table:table-cell table:style-name="TableCell268">
            <text:p text:style-name="TableContents"><text:a xlink:href="https://www.w3schools.com/tags/tag_video.asp" office:target-frame-name="_top" xlink:show="replace">&lt;video&gt;</text:a>,<text:s/><text:a xlink:href="https://www.w3schools.com/tags/tag_audio.asp" office:target-frame-name="_top" xlink:show="replace">&lt;audio&gt;</text:a></text:p>
          </table:table-cell>
          <table:table-cell table:style-name="TableCell269">
            <text:p text:style-name="TableContents"/>
            <text:p text:style-name="TableContents">Specifies that the audio output of the video should be muted</text:p>
          </table:table-cell>
        </table:table-row>
        <table:table-row table:style-name="TableRow270">
          <table:table-cell table:style-name="TableCell271">
            <text:p text:style-name="TableContents"><text:a xlink:href="https://www.w3schools.com/tags/att_name.asp" office:target-frame-name="_top" xlink:show="replace">name</text:a></text:p>
          </table:table-cell>
          <table:table-cell table:style-name="TableCell272">
            <text:p text:style-name="TableContents"/>
            <text:p text:style-name="TableContents"/>
            <text:p text:style-name="TableContents"><text:a xlink:href="https://www.w3schools.com/tags/tag_button.asp" office:target-frame-name="_top" xlink:show="replace">&lt;button&gt;</text:a>,<text:s/><text:a xlink:href="https://www.w3schools.com/tags/tag_fieldset.asp" office:target-frame-name="_top" xlink:show="replace">&lt;fieldset&gt;</text:a>,<text:s/><text:a xlink:href="https://www.w3schools.com/tags/tag_form.asp" office:target-frame-name="_top" xlink:show="replace">&lt;form&gt;</text:a>,<text:s/><text:a xlink:href="https://www.w3schools.com/tags/tag_iframe.asp" office:target-frame-name="_top" xlink:show="replace">&lt;iframe&gt;</text:a>,<text:s/><text:a xlink:href="https://www.w3schools.com/tags/tag_input.asp" office:target-frame-name="_top" xlink:show="replace">&lt;input&gt;</text:a>,<text:s/><text:a xlink:href="https://www.w3schools.com/tags/tag_map.asp" office:target-frame-name="_top" xlink:show="replace">&lt;map&gt;</text:a>,<text:s/><text:a xlink:href="https://www.w3schools.com/tags/tag_meta.asp" office:target-frame-name="_top" xlink:show="replace">&lt;meta&gt;</text:a>,<text:s/><text:a xlink:href="https://www.w3schools.com/tags/tag_object.asp" office:target-frame-name="_top" xlink:show="replace">&lt;object&gt;</text:a>,<text:s/><text:a xlink:href="https://www.w3schools.com/tags/tag_output.asp" office:target-frame-name="_top" xlink:show="replace">&lt;output&gt;</text:a>,<text:s/><text:a xlink:href="https://www.w3schools.com/tags/tag_param.asp" office:target-frame-name="_top" xlink:show="replace">&lt;param&gt;</text:a>,<text:s/><text:a xlink:href="https://www.w3schools.com/tags/tag_select.asp" office:target-frame-name="_top" xlink:show="replace">&lt;select&gt;</text:a>,<text:s/><text:a xlink:href="https://www.w3schools.com/tags/tag_textarea.asp" office:target-frame-name="_top" xlink:show="replace">&lt;textarea&gt;</text:a></text:p>
          </table:table-cell>
          <table:table-cell table:style-name="TableCell273">
            <text:p text:style-name="TableContents">Specifies the name of the element</text:p>
          </table:table-cell>
        </table:table-row>
        <table:table-row table:style-name="TableRow274">
          <table:table-cell table:style-name="TableCell275">
            <text:p text:style-name="TableContents"><text:a xlink:href="https://www.w3schools.com/tags/att_novalidate.asp" office:target-frame-name="_top" xlink:show="replace">novalidate</text:a></text:p>
          </table:table-cell>
          <table:table-cell table:style-name="TableCell276">
            <text:p text:style-name="TableContents"><text:a xlink:href="https://www.w3schools.com/tags/tag_form.asp" office:target-frame-name="_top" xlink:show="replace">&lt;form&gt;</text:a></text:p>
          </table:table-cell>
          <table:table-cell table:style-name="TableCell277">
            <text:p text:style-name="TableContents"/>
            <text:p text:style-name="TableContents">Specifies that the form should not be validated when submitted</text:p>
          </table:table-cell>
        </table:table-row>
        <table:table-row table:style-name="TableRow278">
          <table:table-cell table:style-name="TableCell279">
            <text:p text:style-name="TableContents"><text:a xlink:href="https://www.w3schools.com/tags/att_open.asp" office:target-frame-name="_top" xlink:show="replace">open</text:a></text:p>
          </table:table-cell>
          <table:table-cell table:style-name="TableCell280">
            <text:p text:style-name="TableContents"><text:a xlink:href="https://www.w3schools.com/tags/tag_details.asp" office:target-frame-name="_top" xlink:show="replace">&lt;details&gt;</text:a></text:p>
          </table:table-cell>
          <table:table-cell table:style-name="TableCell281">
            <text:p text:style-name="TableContents"/>
            <text:p text:style-name="TableContents">Specifies that the details should be visible (open) to the user</text:p>
          </table:table-cell>
        </table:table-row>
        <table:table-row table:style-name="TableRow282">
          <table:table-cell table:style-name="TableCell283">
            <text:p text:style-name="TableContents"/>
            <text:p text:style-name="TableContents"><text:a xlink:href="https://www.w3schools.com/tags/att_optimum.asp" office:target-frame-name="_top" xlink:show="replace">optimum</text:a></text:p>
          </table:table-cell>
          <table:table-cell table:style-name="TableCell284">
            <text:p text:style-name="TableContents"/>
            <text:p text:style-name="TableContents"><text:a xlink:href="https://www.w3schools.com/tags/tag_meter.asp" office:target-frame-name="_top" xlink:show="replace">&lt;meter&gt;</text:a></text:p>
          </table:table-cell>
          <table:table-cell table:style-name="TableCell285">
            <text:p text:style-name="TableContents"/>
            <text:p text:style-name="TableContents">Specifies what value is the optimal value for the gauge</text:p>
          </table:table-cell>
        </table:table-row>
        <table:table-row table:style-name="TableRow286">
          <table:table-cell table:style-name="TableCell287">
            <text:p text:style-name="TableContents"><text:a xlink:href="https://www.w3schools.com/tags/att_pattern.asp" office:target-frame-name="_top" xlink:show="replace">pattern</text:a></text:p>
          </table:table-cell>
          <table:table-cell table:style-name="TableCell288">
            <text:p text:style-name="TableContents"><text:a xlink:href="https://www.w3schools.com/tags/tag_input.asp" office:target-frame-name="_top" xlink:show="replace">&lt;input&gt;</text:a></text:p>
          </table:table-cell>
          <table:table-cell table:style-name="TableCell289">
            <text:p text:style-name="TableContents"/>
            <text:p text:style-name="TableContents">Specifies a regular expression that an &lt;input&gt; element's value is checked against</text:p>
          </table:table-cell>
        </table:table-row>
        <table:table-row table:style-name="TableRow290">
          <table:table-cell table:style-name="TableCell291">
            <text:p text:style-name="TableContents"><text:a xlink:href="https://www.w3schools.com/tags/att_placeholder.asp" office:target-frame-name="_top" xlink:show="replace">placeholder</text:a></text:p>
          </table:table-cell>
          <table:table-cell table:style-name="TableCell292">
            <text:p text:style-name="TableContents"><text:a xlink:href="https://www.w3schools.com/tags/tag_input.asp" office:target-frame-name="_top" xlink:show="replace">&lt;input&gt;</text:a>,<text:s/><text:a xlink:href="https://www.w3schools.com/tags/tag_textarea.asp" office:target-frame-name="_top" xlink:show="replace">&lt;textarea&gt;</text:a></text:p>
          </table:table-cell>
          <table:table-cell table:style-name="TableCell293">
            <text:p text:style-name="TableContents"/>
            <text:p text:style-name="TableContents">Specifies a short hint that describes the expected value of the element</text:p>
          </table:table-cell>
        </table:table-row>
        <table:table-row table:style-name="TableRow294">
          <table:table-cell table:style-name="TableCell295">
            <text:p text:style-name="TableContents"/>
            <text:p text:style-name="TableContents">Poster</text:p>
          </table:table-cell>
          <table:table-cell table:style-name="TableCell296">
            <text:p text:style-name="TableContents"/>
            <text:p text:style-name="TableContents">&lt;video&gt;</text:p>
          </table:table-cell>
          <table:table-cell table:style-name="TableCell297">
            <text:p text:style-name="TableContents"/>
            <text:p text:style-name="P298"/>
            <text:p text:style-name="TableContents"><text:span text:style-name="T299">The poster attribute specifies an image to be shown while the video is downloading, or until the user hits the play button</text:span></text:p>
          </table:table-cell>
        </table:table-row>
        <table:table-row table:style-name="TableRow300">
          <table:table-cell table:style-name="TableCell301">
            <text:p text:style-name="TableContents"/>
            <text:p text:style-name="TableContents">preload</text:p>
            <text:p text:style-name="TableContents"><text:a xlink:href="https://www.w3schools.com/tags/att_preload.asp" office:target-frame-name="_top" xlink:show="replace"/></text:p>
          </table:table-cell>
          <table:table-cell table:style-name="TableCell302">
            <text:p text:style-name="TableContents">&lt;audio&gt;,&lt;video&gt;<text:a xlink:href="https://www.w3schools.com/tags/tag_video.asp" office:target-frame-name="_top" xlink:show="replace"/></text:p>
          </table:table-cell>
          <table:table-cell table:style-name="TableCell303">
            <text:p text:style-name="P304"/>
            <text:p text:style-name="TableContents"><text:span text:style-name="T305">The preload attribute specifies if and how the author thinks that the media file should be loaded when the page loads.</text:span></text:p>
          </table:table-cell>
        </table:table-row>
        <table:table-row table:style-name="TableRow306">
          <table:table-cell table:style-name="TableCell307">
            <text:p text:style-name="TableContents"/>
            <text:p text:style-name="TableContents"><text:a xlink:href="https://www.w3schools.com/tags/att_readonly.asp" office:target-frame-name="_top" xlink:show="replace">readonly</text:a></text:p>
          </table:table-cell>
          <table:table-cell table:style-name="TableCell308">
            <text:p text:style-name="TableContents"/>
            <text:p text:style-name="TableContents"><text:a xlink:href="https://www.w3schools.com/tags/tag_input.asp" office:target-frame-name="_top" xlink:show="replace">&lt;input&gt;</text:a>,<text:s/><text:a xlink:href="https://www.w3schools.com/tags/tag_textarea.asp" office:target-frame-name="_top" xlink:show="replace">&lt;textarea&gt;</text:a></text:p>
          </table:table-cell>
          <table:table-cell table:style-name="TableCell309">
            <text:p text:style-name="TableContents"/>
            <text:p text:style-name="TableContents">Specifies that the element is read-only</text:p>
          </table:table-cell>
        </table:table-row>
        <table:table-row table:style-name="TableRow310">
          <table:table-cell table:style-name="TableCell311">
            <text:p text:style-name="TableContents"/>
            <text:p text:style-name="TableContents"><text:a xlink:href="https://www.w3schools.com/tags/att_rel.asp" office:target-frame-name="_top" xlink:show="replace">rel</text:a></text:p>
          </table:table-cell>
          <table:table-cell table:style-name="TableCell312">
            <text:p text:style-name="TableContents"/>
            <text:p text:style-name="TableContents"><text:a xlink:href="https://www.w3schools.com/tags/tag_a.asp" office:target-frame-name="_top" xlink:show="replace">&lt;a&gt;</text:a>,<text:s/><text:a xlink:href="https://www.w3schools.com/tags/tag_area.asp" office:target-frame-name="_top" xlink:show="replace">&lt;area&gt;</text:a>,<text:s/><text:a xlink:href="https://www.w3schools.com/tags/tag_link.asp" office:target-frame-name="_top" xlink:show="replace">&lt;link&gt;</text:a></text:p>
          </table:table-cell>
          <table:table-cell table:style-name="TableCell313">
            <text:p text:style-name="TableContents"/>
            <text:p text:style-name="TableContents"/>
            <text:p text:style-name="TableContents">Specifies the relationship between the current document and the linked document</text:p>
          </table:table-cell>
        </table:table-row>
        <table:table-row table:style-name="TableRow314">
          <table:table-cell table:style-name="TableCell315">
            <text:p text:style-name="TableContents"><text:a xlink:href="https://www.w3schools.com/tags/att_required.asp" office:target-frame-name="_top" xlink:show="replace">required</text:a></text:p>
          </table:table-cell>
          <table:table-cell table:style-name="TableCell316">
            <text:p text:style-name="TableContents"><text:a xlink:href="https://www.w3schools.com/tags/tag_input.asp" office:target-frame-name="_top" xlink:show="replace">&lt;input&gt;</text:a>,<text:s/><text:a xlink:href="https://www.w3schools.com/tags/tag_select.asp" office:target-frame-name="_top" xlink:show="replace">&lt;select&gt;</text:a>,<text:s/><text:a xlink:href="https://www.w3schools.com/tags/tag_textarea.asp" office:target-frame-name="_top" xlink:show="replace">&lt;textarea&gt;</text:a></text:p>
          </table:table-cell>
          <table:table-cell table:style-name="TableCell317">
            <text:p text:style-name="TableContents"/>
            <text:p text:style-name="TableContents">Specifies that the element must be filled out before submitting the form</text:p>
          </table:table-cell>
        </table:table-row>
        <table:table-row table:style-name="TableRow318">
          <table:table-cell table:style-name="TableCell319">
            <text:p text:style-name="TableContents"><text:a xlink:href="https://www.w3schools.com/tags/att_reversed.asp" office:target-frame-name="_top" xlink:show="replace">reversed</text:a></text:p>
          </table:table-cell>
          <table:table-cell table:style-name="TableCell320">
            <text:p text:style-name="TableContents"><text:a xlink:href="https://www.w3schools.com/tags/tag_ol.asp" office:target-frame-name="_top" xlink:show="replace">&lt;ol&gt;</text:a></text:p>
          </table:table-cell>
          <table:table-cell table:style-name="TableCell321">
            <text:p text:style-name="TableContents"/>
            <text:p text:style-name="TableContents">Specifies that the list order should be descending (9,8,7...)</text:p>
          </table:table-cell>
        </table:table-row>
        <table:table-row table:style-name="TableRow322">
          <table:table-cell table:style-name="TableCell323">
            <text:p text:style-name="TableContents"><text:a xlink:href="https://www.w3schools.com/tags/att_rows.asp" office:target-frame-name="_top" xlink:show="replace">rows</text:a></text:p>
          </table:table-cell>
          <table:table-cell table:style-name="TableCell324">
            <text:p text:style-name="TableContents"><text:a xlink:href="https://www.w3schools.com/tags/tag_textarea.asp" office:target-frame-name="_top" xlink:show="replace">&lt;textarea&gt;</text:a></text:p>
          </table:table-cell>
          <table:table-cell table:style-name="TableCell325">
            <text:p text:style-name="TableContents"/>
            <text:p text:style-name="TableContents">Specifies the visible number of lines in a text area</text:p>
          </table:table-cell>
        </table:table-row>
        <table:table-row table:style-name="TableRow326">
          <table:table-cell table:style-name="TableCell327">
            <text:p text:style-name="TableContents"><text:a xlink:href="https://www.w3schools.com/tags/att_rowspan.asp" office:target-frame-name="_top" xlink:show="replace">rowspan</text:a></text:p>
          </table:table-cell>
          <table:table-cell table:style-name="TableCell328">
            <text:p text:style-name="TableContents"><text:a xlink:href="https://www.w3schools.com/tags/tag_td.asp" office:target-frame-name="_top" xlink:show="replace">&lt;td&gt;</text:a>,<text:s/><text:a xlink:href="https://www.w3schools.com/tags/tag_th.asp" office:target-frame-name="_top" xlink:show="replace">&lt;th&gt;</text:a></text:p>
          </table:table-cell>
          <table:table-cell table:style-name="TableCell329">
            <text:p text:style-name="TableContents"/>
            <text:p text:style-name="TableContents">Specifies the number of rows a table cell should span</text:p>
          </table:table-cell>
        </table:table-row>
        <table:table-row table:style-name="TableRow330">
          <table:table-cell table:style-name="TableCell331">
            <text:p text:style-name="TableContents"><text:a xlink:href="https://www.w3schools.com/tags/att_sandbox.asp" office:target-frame-name="_top" xlink:show="replace">sandbox</text:a></text:p>
          </table:table-cell>
          <table:table-cell table:style-name="TableCell332">
            <text:p text:style-name="TableContents"><text:a xlink:href="https://www.w3schools.com/tags/tag_iframe.asp" office:target-frame-name="_top" xlink:show="replace">&lt;iframe&gt;</text:a></text:p>
          </table:table-cell>
          <table:table-cell table:style-name="TableCell333">
            <text:p text:style-name="TableContents"/>
            <text:p text:style-name="TableContents">Enables an extra set of restrictions for the content in an &lt;iframe&gt;</text:p>
          </table:table-cell>
        </table:table-row>
        <table:table-row table:style-name="TableRow334">
          <table:table-cell table:style-name="TableCell335">
            <text:p text:style-name="TableContents"><text:a xlink:href="https://www.w3schools.com/tags/att_scope.asp" office:target-frame-name="_top" xlink:show="replace">scope</text:a></text:p>
          </table:table-cell>
          <table:table-cell table:style-name="TableCell336">
            <text:p text:style-name="TableContents"><text:a xlink:href="https://www.w3schools.com/tags/tag_th.asp" office:target-frame-name="_top" xlink:show="replace">&lt;th&gt;</text:a></text:p>
          </table:table-cell>
          <table:table-cell table:style-name="TableCell337">
            <text:p text:style-name="TableContents"/>
            <text:p text:style-name="TableContents">Specifies whether a header cell is a header for a column, row, or group of columns or rows</text:p>
          </table:table-cell>
        </table:table-row>
        <table:table-row table:style-name="TableRow338">
          <table:table-cell table:style-name="TableCell339">
            <text:p text:style-name="TableContents"><text:a xlink:href="https://www.w3schools.com/tags/att_selected.asp" office:target-frame-name="_top" xlink:show="replace">selected</text:a></text:p>
          </table:table-cell>
          <table:table-cell table:style-name="TableCell340">
            <text:p text:style-name="TableContents"><text:a xlink:href="https://www.w3schools.com/tags/tag_option.asp" office:target-frame-name="_top" xlink:show="replace">&lt;option&gt;</text:a></text:p>
          </table:table-cell>
          <table:table-cell table:style-name="TableCell341">
            <text:p text:style-name="TableContents"/>
            <text:p text:style-name="TableContents">Specifies that an option should be pre-selected when the page loads</text:p>
          </table:table-cell>
        </table:table-row>
        <table:table-row table:style-name="TableRow342">
          <table:table-cell table:style-name="TableCell343">
            <text:p text:style-name="TableContents"/>
            <text:p text:style-name="TableContents"/>
            <text:p text:style-name="TableContents"/>
            <text:p text:style-name="TableContents">scrlang</text:p>
            <text:p text:style-name="TableContents"/>
            <text:p text:style-name="TableContents"/>
            <text:p text:style-name="TableContents"/>
            <text:p text:style-name="TableContents"><text:a xlink:href="https://www.w3schools.com/tags/att_shape.asp" office:target-frame-name="_top" xlink:show="replace">shape</text:a></text:p>
          </table:table-cell>
          <table:table-cell table:style-name="TableCell344">
            <text:p text:style-name="TableContents"/>
            <text:p text:style-name="TableContents"/>
            <text:p text:style-name="TableContents"/>
            <text:p text:style-name="TableContents">&lt;video&gt;</text:p>
            <text:p text:style-name="TableContents"/>
            <text:p text:style-name="TableContents"/>
            <text:p text:style-name="TableContents"/>
            <text:p text:style-name="TableContents"><text:a xlink:href="https://www.w3schools.com/tags/tag_area.asp" office:target-frame-name="_top" xlink:show="replace">&lt;area&gt;</text:a></text:p>
          </table:table-cell>
          <table:table-cell table:style-name="TableCell345">
            <text:p text:style-name="TableContents"/>
            <text:p text:style-name="P346"/>
            <text:p text:style-name="P347"/>
            <text:p text:style-name="TableContents"><text:span text:style-name="T348">The srclang attribute specifies the language of the track text data.This attribute is required if kind="subtitles".</text:span></text:p>
            <text:p text:style-name="TableContents"/>
            <text:p text:style-name="TableContents">Specifies the shape of the area</text:p>
          </table:table-cell>
        </table:table-row>
        <table:table-row table:style-name="TableRow349">
          <table:table-cell table:style-name="TableCell350">
            <text:p text:style-name="TableContents"><text:a xlink:href="https://www.w3schools.com/tags/att_size.asp" office:target-frame-name="_top" xlink:show="replace">size</text:a></text:p>
          </table:table-cell>
          <table:table-cell table:style-name="TableCell351">
            <text:p text:style-name="TableContents"><text:a xlink:href="https://www.w3schools.com/tags/tag_input.asp" office:target-frame-name="_top" xlink:show="replace">&lt;input&gt;</text:a>,<text:s/><text:a xlink:href="https://www.w3schools.com/tags/tag_select.asp" office:target-frame-name="_top" xlink:show="replace">&lt;select&gt;</text:a></text:p>
          </table:table-cell>
          <table:table-cell table:style-name="TableCell352">
            <text:p text:style-name="TableContents"/>
            <text:p text:style-name="TableContents">Specifies the width, in characters (for &lt;input&gt;) or specifies the number of visible options (for &lt;select&gt;)</text:p>
          </table:table-cell>
        </table:table-row>
        <table:table-row table:style-name="TableRow353">
          <table:table-cell table:style-name="TableCell354">
            <text:p text:style-name="TableContents"><text:a xlink:href="https://www.w3schools.com/tags/att_sizes.asp" office:target-frame-name="_top" xlink:show="replace">sizes</text:a></text:p>
          </table:table-cell>
          <table:table-cell table:style-name="TableCell355">
            <text:p text:style-name="TableContents"><text:a xlink:href="https://www.w3schools.com/tags/tag_img.asp" office:target-frame-name="_top" xlink:show="replace">&lt;img&gt;</text:a>,<text:s/><text:a xlink:href="https://www.w3schools.com/tags/tag_link.asp" office:target-frame-name="_top" xlink:show="replace">&lt;link&gt;</text:a>,<text:s/><text:a xlink:href="https://www.w3schools.com/tags/tag_source.asp" office:target-frame-name="_top" xlink:show="replace">&lt;source&gt;</text:a></text:p>
          </table:table-cell>
          <table:table-cell table:style-name="TableCell356">
            <text:p text:style-name="TableContents"/>
            <text:p text:style-name="TableContents">Specifies the size of the linked resource</text:p>
          </table:table-cell>
        </table:table-row>
        <table:table-row table:style-name="TableRow357">
          <table:table-cell table:style-name="TableCell358">
            <text:p text:style-name="TableContents"><text:a xlink:href="https://www.w3schools.com/tags/att_span.asp" office:target-frame-name="_top" xlink:show="replace">span</text:a></text:p>
          </table:table-cell>
          <table:table-cell table:style-name="TableCell359">
            <text:p text:style-name="TableContents"><text:a xlink:href="https://www.w3schools.com/tags/tag_col.asp" office:target-frame-name="_top" xlink:show="replace">&lt;col&gt;</text:a>,<text:s/><text:a xlink:href="https://www.w3schools.com/tags/tag_colgroup.asp" office:target-frame-name="_top" xlink:show="replace">&lt;colgroup&gt;</text:a></text:p>
          </table:table-cell>
          <table:table-cell table:style-name="TableCell360">
            <text:p text:style-name="TableContents"/>
            <text:p text:style-name="TableContents">Specifies the number of columns to span</text:p>
          </table:table-cell>
        </table:table-row>
        <table:table-row table:style-name="TableRow361">
          <table:table-cell table:style-name="TableCell362">
            <text:p text:style-name="TableContents"><text:a xlink:href="https://www.w3schools.com/tags/att_spellcheck.asp" office:target-frame-name="_top" xlink:show="replace">spellcheck</text:a></text:p>
          </table:table-cell>
          <table:table-cell table:style-name="TableCell363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364">
            <text:p text:style-name="TableContents"/>
            <text:p text:style-name="TableContents">Specifies whether the element is to have its spelling and grammar checked or not</text:p>
          </table:table-cell>
        </table:table-row>
        <table:table-row table:style-name="TableRow365">
          <table:table-cell table:style-name="TableCell366">
            <text:p text:style-name="TableContents"/>
            <text:p text:style-name="TableContents"><text:a xlink:href="https://www.w3schools.com/tags/att_src.asp" office:target-frame-name="_top" xlink:show="replace">src</text:a></text:p>
          </table:table-cell>
          <table:table-cell table:style-name="TableCell367">
            <text:p text:style-name="TableContents"/>
            <text:p text:style-name="TableContents"><text:a xlink:href="https://www.w3schools.com/tags/tag_audio.asp" office:target-frame-name="_top" xlink:show="replace">&lt;audio&gt;</text:a>,<text:s/><text:a xlink:href="https://www.w3schools.com/tags/tag_embed.asp" office:target-frame-name="_top" xlink:show="replace">&lt;embed&gt;</text:a>,<text:s/><text:a xlink:href="https://www.w3schools.com/tags/tag_iframe.asp" office:target-frame-name="_top" xlink:show="replace">&lt;iframe&gt;</text:a>,<text:s/><text:a xlink:href="https://www.w3schools.com/tags/tag_img.asp" office:target-frame-name="_top" xlink:show="replace">&lt;img&gt;</text:a>,<text:s/><text:a xlink:href="https://www.w3schools.com/tags/tag_input.asp" office:target-frame-name="_top" xlink:show="replace">&lt;input&gt;</text:a>,<text:s/><text:a xlink:href="https://www.w3schools.com/tags/tag_script.asp" office:target-frame-name="_top" xlink:show="replace">&lt;script&gt;</text:a>,<text:s/><text:a xlink:href="https://www.w3schools.com/tags/tag_source.asp" office:target-frame-name="_top" xlink:show="replace">&lt;source&gt;</text:a>,<text:s/><text:a xlink:href="https://www.w3schools.com/tags/tag_track.asp" office:target-frame-name="_top" xlink:show="replace">&lt;track&gt;</text:a>,<text:s/><text:a xlink:href="https://www.w3schools.com/tags/tag_video.asp" office:target-frame-name="_top" xlink:show="replace">&lt;video&gt;</text:a></text:p>
          </table:table-cell>
          <table:table-cell table:style-name="TableCell368">
            <text:p text:style-name="TableContents"/>
            <text:p text:style-name="TableContents">Specifies the URL of the media file</text:p>
          </table:table-cell>
        </table:table-row>
        <table:table-row table:style-name="TableRow369">
          <table:table-cell table:style-name="TableCell370">
            <text:p text:style-name="TableContents"><text:a xlink:href="https://www.w3schools.com/tags/att_srcdoc.asp" office:target-frame-name="_top" xlink:show="replace">srcdoc</text:a></text:p>
          </table:table-cell>
          <table:table-cell table:style-name="TableCell371">
            <text:p text:style-name="TableContents"><text:a xlink:href="https://www.w3schools.com/tags/tag_iframe.asp" office:target-frame-name="_top" xlink:show="replace">&lt;iframe&gt;</text:a></text:p>
          </table:table-cell>
          <table:table-cell table:style-name="TableCell372">
            <text:p text:style-name="TableContents"/>
            <text:p text:style-name="TableContents">Specifies the HTML content of the page to show in the &lt;iframe&gt;</text:p>
          </table:table-cell>
        </table:table-row>
        <table:table-row table:style-name="TableRow373">
          <table:table-cell table:style-name="TableCell374">
            <text:p text:style-name="TableContents"/>
          </table:table-cell>
          <table:table-cell table:style-name="TableCell375">
            <text:p text:style-name="TableContents"><text:a xlink:href="https://www.w3schools.com/tags/tag_track.asp" office:target-frame-name="_top" xlink:show="replace"/></text:p>
          </table:table-cell>
          <table:table-cell table:style-name="TableCell376">
            <text:p text:style-name="TableContents"/>
          </table:table-cell>
        </table:table-row>
        <table:table-row table:style-name="TableRow377">
          <table:table-cell table:style-name="TableCell378">
            <text:p text:style-name="TableContents"><text:a xlink:href="https://www.w3schools.com/tags/att_source_srcset.asp" office:target-frame-name="_top" xlink:show="replace">srcset</text:a></text:p>
          </table:table-cell>
          <table:table-cell table:style-name="TableCell379">
            <text:p text:style-name="TableContents"><text:a xlink:href="https://www.w3schools.com/tags/tag_img.asp" office:target-frame-name="_top" xlink:show="replace">&lt;img&gt;</text:a>,<text:s/><text:a xlink:href="https://www.w3schools.com/tags/tag_source.asp" office:target-frame-name="_top" xlink:show="replace">&lt;source&gt;</text:a></text:p>
          </table:table-cell>
          <table:table-cell table:style-name="TableCell380">
            <text:p text:style-name="TableContents"/>
            <text:p text:style-name="TableContents">Specifies the URL of the image to use in different situations</text:p>
          </table:table-cell>
        </table:table-row>
        <table:table-row table:style-name="TableRow381">
          <table:table-cell table:style-name="TableCell382">
            <text:p text:style-name="TableContents"><text:a xlink:href="https://www.w3schools.com/tags/att_start.asp" office:target-frame-name="_top" xlink:show="replace">start</text:a></text:p>
          </table:table-cell>
          <table:table-cell table:style-name="TableCell383">
            <text:p text:style-name="TableContents"><text:a xlink:href="https://www.w3schools.com/tags/tag_ol.asp" office:target-frame-name="_top" xlink:show="replace">&lt;ol&gt;</text:a></text:p>
          </table:table-cell>
          <table:table-cell table:style-name="TableCell384">
            <text:p text:style-name="TableContents"/>
            <text:p text:style-name="TableContents">Specifies the start value of an ordered list</text:p>
          </table:table-cell>
        </table:table-row>
        <table:table-row table:style-name="TableRow385">
          <table:table-cell table:style-name="TableCell386">
            <text:p text:style-name="TableContents"><text:a xlink:href="https://www.w3schools.com/tags/att_step.asp" office:target-frame-name="_top" xlink:show="replace">step</text:a></text:p>
          </table:table-cell>
          <table:table-cell table:style-name="TableCell387">
            <text:p text:style-name="TableContents"><text:a xlink:href="https://www.w3schools.com/tags/tag_input.asp" office:target-frame-name="_top" xlink:show="replace">&lt;input&gt;</text:a></text:p>
          </table:table-cell>
          <table:table-cell table:style-name="TableCell388">
            <text:p text:style-name="TableContents"/>
            <text:p text:style-name="TableContents">Specifies the legal number intervals for an input field</text:p>
          </table:table-cell>
        </table:table-row>
        <table:table-row table:style-name="TableRow389">
          <table:table-cell table:style-name="TableCell390">
            <text:p text:style-name="TableContents"><text:a xlink:href="https://www.w3schools.com/tags/att_style.asp" office:target-frame-name="_top" xlink:show="replace">style</text:a></text:p>
          </table:table-cell>
          <table:table-cell table:style-name="TableCell391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392">
            <text:p text:style-name="TableContents"/>
            <text:p text:style-name="TableContents">Specifies an inline CSS style for an element</text:p>
          </table:table-cell>
        </table:table-row>
        <table:table-row table:style-name="TableRow393">
          <table:table-cell table:style-name="TableCell394">
            <text:p text:style-name="TableContents"><text:a xlink:href="https://www.w3schools.com/tags/att_tabindex.asp" office:target-frame-name="_top" xlink:show="replace">tabindex</text:a></text:p>
          </table:table-cell>
          <table:table-cell table:style-name="TableCell395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396">
            <text:p text:style-name="TableContents"/>
            <text:p text:style-name="TableContents">Specifies the tabbing order of an element</text:p>
          </table:table-cell>
        </table:table-row>
        <table:table-row table:style-name="TableRow397">
          <table:table-cell table:style-name="TableCell398">
            <text:p text:style-name="TableContents"><text:a xlink:href="https://www.w3schools.com/tags/att_target.asp" office:target-frame-name="_top" xlink:show="replace">target</text:a></text:p>
          </table:table-cell>
          <table:table-cell table:style-name="TableCell399">
            <text:p text:style-name="TableContents"><text:a xlink:href="https://www.w3schools.com/tags/tag_a.asp" office:target-frame-name="_top" xlink:show="replace">&lt;a&gt;</text:a>,<text:s/><text:a xlink:href="https://www.w3schools.com/tags/tag_area.asp" office:target-frame-name="_top" xlink:show="replace">&lt;area&gt;</text:a>,<text:s/><text:a xlink:href="https://www.w3schools.com/tags/tag_base.asp" office:target-frame-name="_top" xlink:show="replace">&lt;base&gt;</text:a>,<text:s/><text:a xlink:href="https://www.w3schools.com/tags/tag_form.asp" office:target-frame-name="_top" xlink:show="replace">&lt;form&gt;</text:a></text:p>
          </table:table-cell>
          <table:table-cell table:style-name="TableCell400">
            <text:p text:style-name="TableContents"/>
            <text:p text:style-name="TableContents">Specifies the target for where to open the linked document or where to submit the form</text:p>
          </table:table-cell>
        </table:table-row>
        <table:table-row table:style-name="TableRow401">
          <table:table-cell table:style-name="TableCell402">
            <text:p text:style-name="TableContents"><text:a xlink:href="https://www.w3schools.com/tags/att_title.asp" office:target-frame-name="_top" xlink:show="replace">title</text:a></text:p>
          </table:table-cell>
          <table:table-cell table:style-name="TableCell403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404">
            <text:p text:style-name="TableContents"/>
            <text:p text:style-name="TableContents">Specifies extra information about an element</text:p>
          </table:table-cell>
        </table:table-row>
        <table:table-row table:style-name="TableRow405">
          <table:table-cell table:style-name="TableCell406">
            <text:p text:style-name="TableContents"><text:a xlink:href="https://www.w3schools.com/tags/att_translate.asp" office:target-frame-name="_top" xlink:show="replace">translate</text:a></text:p>
          </table:table-cell>
          <table:table-cell table:style-name="TableCell407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408">
            <text:p text:style-name="TableContents"/>
            <text:p text:style-name="TableContents">Specifies whether the content of an element should be translated or not</text:p>
          </table:table-cell>
        </table:table-row>
        <table:table-row table:style-name="TableRow409">
          <table:table-cell table:style-name="TableCell410">
            <text:p text:style-name="TableContents"><text:a xlink:href="https://www.w3schools.com/tags/att_type.asp" office:target-frame-name="_top" xlink:show="replace">type</text:a></text:p>
          </table:table-cell>
          <table:table-cell table:style-name="TableCell411">
            <text:p text:style-name="TableContents"><text:a xlink:href="https://www.w3schools.com/tags/tag_button.asp" office:target-frame-name="_top" xlink:show="replace">&lt;button&gt;</text:a>,<text:s/><text:a xlink:href="https://www.w3schools.com/tags/tag_embed.asp" office:target-frame-name="_top" xlink:show="replace">&lt;embed&gt;</text:a>,<text:s/><text:a xlink:href="https://www.w3schools.com/tags/tag_input.asp" office:target-frame-name="_top" xlink:show="replace">&lt;input&gt;</text:a>,<text:s/><text:a xlink:href="https://www.w3schools.com/tags/tag_link.asp" office:target-frame-name="_top" xlink:show="replace">&lt;link&gt;</text:a>,<text:s/><text:a xlink:href="https://www.w3schools.com/tags/tag_menu.asp" office:target-frame-name="_top" xlink:show="replace">&lt;menu&gt;</text:a>,<text:s/><text:a xlink:href="https://www.w3schools.com/tags/tag_object.asp" office:target-frame-name="_top" xlink:show="replace">&lt;object&gt;</text:a>,<text:s/><text:a xlink:href="https://www.w3schools.com/tags/tag_script.asp" office:target-frame-name="_top" xlink:show="replace">&lt;script&gt;</text:a>,<text:s/><text:a xlink:href="https://www.w3schools.com/tags/tag_source.asp" office:target-frame-name="_top" xlink:show="replace">&lt;source&gt;</text:a>,<text:s/><text:a xlink:href="https://www.w3schools.com/tags/tag_style.asp" office:target-frame-name="_top" xlink:show="replace">&lt;style&gt;</text:a></text:p>
          </table:table-cell>
          <table:table-cell table:style-name="TableCell412">
            <text:p text:style-name="TableContents">Specifies the type of element</text:p>
          </table:table-cell>
        </table:table-row>
        <table:table-row table:style-name="TableRow413">
          <table:table-cell table:style-name="TableCell414">
            <text:p text:style-name="TableContents"><text:a xlink:href="https://www.w3schools.com/tags/att_usemap.asp" office:target-frame-name="_top" xlink:show="replace">usemap</text:a></text:p>
          </table:table-cell>
          <table:table-cell table:style-name="TableCell415">
            <text:p text:style-name="TableContents"><text:a xlink:href="https://www.w3schools.com/tags/tag_img.asp" office:target-frame-name="_top" xlink:show="replace">&lt;img&gt;</text:a>,<text:s/><text:a xlink:href="https://www.w3schools.com/tags/tag_object.asp" office:target-frame-name="_top" xlink:show="replace">&lt;object&gt;</text:a></text:p>
          </table:table-cell>
          <table:table-cell table:style-name="TableCell416">
            <text:p text:style-name="TableContents">Specifies an image as a client-side image-map</text:p>
          </table:table-cell>
        </table:table-row>
        <table:table-row table:style-name="TableRow417">
          <table:table-cell table:style-name="TableCell418">
            <text:p text:style-name="TableContents"><text:a xlink:href="https://www.w3schools.com/tags/att_value.asp" office:target-frame-name="_top" xlink:show="replace">value</text:a></text:p>
          </table:table-cell>
          <table:table-cell table:style-name="TableCell419">
            <text:p text:style-name="TableContents"><text:a xlink:href="https://www.w3schools.com/tags/tag_button.asp" office:target-frame-name="_top" xlink:show="replace">&lt;button&gt;</text:a>,<text:s/><text:a xlink:href="https://www.w3schools.com/tags/tag_input.asp" office:target-frame-name="_top" xlink:show="replace">&lt;input&gt;</text:a>,<text:s/><text:a xlink:href="https://www.w3schools.com/tags/tag_li.asp" office:target-frame-name="_top" xlink:show="replace">&lt;li&gt;</text:a>,<text:s/><text:a xlink:href="https://www.w3schools.com/tags/tag_option.asp" office:target-frame-name="_top" xlink:show="replace">&lt;option&gt;</text:a>,<text:s/><text:a xlink:href="https://www.w3schools.com/tags/tag_meter.asp" office:target-frame-name="_top" xlink:show="replace">&lt;meter&gt;</text:a>,<text:s/><text:a xlink:href="https://www.w3schools.com/tags/tag_progress.asp" office:target-frame-name="_top" xlink:show="replace">&lt;progress&gt;</text:a>,<text:s/><text:a xlink:href="https://www.w3schools.com/tags/tag_param.asp" office:target-frame-name="_top" xlink:show="replace">&lt;param&gt;</text:a></text:p>
          </table:table-cell>
          <table:table-cell table:style-name="TableCell420">
            <text:p text:style-name="TableContents">Specifies the value of the element</text:p>
          </table:table-cell>
        </table:table-row>
        <table:table-row table:style-name="TableRow421">
          <table:table-cell table:style-name="TableCell422">
            <text:p text:style-name="TableContents"><text:a xlink:href="https://www.w3schools.com/tags/att_width.asp" office:target-frame-name="_top" xlink:show="replace">width</text:a></text:p>
          </table:table-cell>
          <table:table-cell table:style-name="TableCell423">
            <text:p text:style-name="TableContents">&lt;canvas&gt;,<text:s/><text:a xlink:href="https://www.w3schools.com/tags/tag_embed.asp" office:target-frame-name="_top" xlink:show="replace">&lt;embed&gt;</text:a>,<text:s/><text:a xlink:href="https://www.w3schools.com/tags/tag_iframe.asp" office:target-frame-name="_top" xlink:show="replace">&lt;iframe&gt;</text:a>,<text:s/><text:a xlink:href="https://www.w3schools.com/tags/tag_img.asp" office:target-frame-name="_top" xlink:show="replace">&lt;img&gt;</text:a>,<text:s/><text:a xlink:href="https://www.w3schools.com/tags/tag_input.asp" office:target-frame-name="_top" xlink:show="replace">&lt;input&gt;</text:a>,<text:s/><text:a xlink:href="https://www.w3schools.com/tags/tag_object.asp" office:target-frame-name="_top" xlink:show="replace">&lt;object&gt;</text:a>,<text:s/><text:a xlink:href="https://www.w3schools.com/tags/tag_video.asp" office:target-frame-name="_top" xlink:show="replace">&lt;video&gt;</text:a></text:p>
          </table:table-cell>
          <table:table-cell table:style-name="TableCell424">
            <text:p text:style-name="TableContents">Specifies the width of the element</text:p>
          </table:table-cell>
        </table:table-row>
        <table:table-row table:style-name="TableRow425">
          <table:table-cell table:style-name="TableCell426">
            <text:p text:style-name="TableContents"><text:a xlink:href="https://www.w3schools.com/tags/att_wrap.asp" office:target-frame-name="_top" xlink:show="replace">wrap</text:a></text:p>
          </table:table-cell>
          <table:table-cell table:style-name="TableCell427">
            <text:p text:style-name="TableContents"><text:a xlink:href="https://www.w3schools.com/tags/tag_textarea.asp" office:target-frame-name="_top" xlink:show="replace">&lt;textarea&gt;</text:a></text:p>
          </table:table-cell>
          <table:table-cell table:style-name="TableCell428">
            <text:p text:style-name="TableContents">Specifies how the text in a text area is to be wrapped when submitted in a form be wrapped when submitted in a form</text:p>
          </table:table-cell>
        </table:table-row>
        <table:table-row table:style-name="TableRow429">
          <table:table-cell table:style-name="TableCell430">
            <text:p text:style-name="TableContents"><text:a xlink:href="https://www.w3schools.com/tags/att_onmousedown.asp" office:target-frame-name="_top" xlink:show="replace"/></text:p>
          </table:table-cell>
          <table:table-cell table:style-name="TableCell431">
            <text:p text:style-name="TableContents"/>
          </table:table-cell>
          <table:table-cell table:style-name="TableCell432">
            <text:p text:style-name="TableContents"/>
          </table:table-cell>
        </table:table-row>
        <table:table-row table:style-name="TableRow433">
          <table:table-cell table:style-name="TableCell434">
            <text:p text:style-name="TableContents"/>
          </table:table-cell>
          <table:table-cell table:style-name="TableCell435">
            <text:p text:style-name="TableContents"/>
          </table:table-cell>
          <table:table-cell table:style-name="TableCell436">
            <text:p text:style-name="TableContents"/>
          </table:table-cell>
        </table:table-row>
        <table:table-row table:style-name="TableRow437">
          <table:table-cell table:style-name="TableCell438">
            <text:p text:style-name="TableContents"><text:a xlink:href="https://www.w3schools.com/tags/att_onmouseout.asp" office:target-frame-name="_top" xlink:show="replace"/></text:p>
          </table:table-cell>
          <table:table-cell table:style-name="TableCell439">
            <text:p text:style-name="TableContents"/>
          </table:table-cell>
          <table:table-cell table:style-name="TableCell440">
            <text:p text:style-name="TableContents"/>
          </table:table-cell>
        </table:table-row>
        <table:table-row table:style-name="TableRow441">
          <table:table-cell table:style-name="TableCell442">
            <text:p text:style-name="TableContents"><text:a xlink:href="https://www.w3schools.com/tags/att_onmouseover.asp" office:target-frame-name="_top" xlink:show="replace"/></text:p>
          </table:table-cell>
          <table:table-cell table:style-name="TableCell443">
            <text:p text:style-name="TableContents"/>
          </table:table-cell>
          <table:table-cell table:style-name="TableCell444">
            <text:p text:style-name="TableContents"/>
          </table:table-cell>
        </table:table-row>
        <table:table-row table:style-name="TableRow445">
          <table:table-cell table:style-name="TableCell446">
            <text:p text:style-name="TableContents"><text:a xlink:href="https://www.w3schools.com/tags/att_onmouseup.asp" office:target-frame-name="_top" xlink:show="replace"/></text:p>
          </table:table-cell>
          <table:table-cell table:style-name="TableCell447">
            <text:p text:style-name="TableContents"/>
          </table:table-cell>
          <table:table-cell table:style-name="TableCell448">
            <text:p text:style-name="TableContents"/>
          </table:table-cell>
        </table:table-row>
        <table:table-row table:style-name="TableRow449">
          <table:table-cell table:style-name="TableCell450">
            <text:p text:style-name="TableContents"><text:a xlink:href="https://www.w3schools.com/tags/att_onmousewheel.asp" office:target-frame-name="_top" xlink:show="replace"/></text:p>
          </table:table-cell>
          <table:table-cell table:style-name="TableCell451">
            <text:p text:style-name="TableContents"/>
          </table:table-cell>
          <table:table-cell table:style-name="TableCell452">
            <text:p text:style-name="TableContents"/>
          </table:table-cell>
        </table:table-row>
        <table:table-row table:style-name="TableRow453">
          <table:table-cell table:style-name="TableCell454">
            <text:p text:style-name="TableContents"><text:a xlink:href="https://www.w3schools.com/tags/att_onoffline.asp" office:target-frame-name="_top" xlink:show="replace"/></text:p>
          </table:table-cell>
          <table:table-cell table:style-name="TableCell455">
            <text:p text:style-name="TableContents"><text:a xlink:href="https://www.w3schools.com/tags/tag_body.asp" office:target-frame-name="_top" xlink:show="replace"/></text:p>
          </table:table-cell>
          <table:table-cell table:style-name="TableCell456">
            <text:p text:style-name="TableContents"/>
          </table:table-cell>
        </table:table-row>
        <table:table-row table:style-name="TableRow457">
          <table:table-cell table:style-name="TableCell458">
            <text:p text:style-name="TableContents"><text:a xlink:href="https://www.w3schools.com/tags/att_ononline.asp" office:target-frame-name="_top" xlink:show="replace"/></text:p>
          </table:table-cell>
          <table:table-cell table:style-name="TableCell459">
            <text:p text:style-name="TableContents"><text:a xlink:href="https://www.w3schools.com/tags/tag_body.asp" office:target-frame-name="_top" xlink:show="replace"/></text:p>
          </table:table-cell>
          <table:table-cell table:style-name="TableCell460">
            <text:p text:style-name="TableContents"/>
          </table:table-cell>
        </table:table-row>
        <table:table-row table:style-name="TableRow461">
          <table:table-cell table:style-name="TableCell462">
            <text:p text:style-name="TableContents"/>
          </table:table-cell>
          <table:table-cell table:style-name="TableCell463">
            <text:p text:style-name="TableContents"><text:a xlink:href="https://www.w3schools.com/tags/tag_body.asp" office:target-frame-name="_top" xlink:show="replace"/></text:p>
          </table:table-cell>
          <table:table-cell table:style-name="TableCell464">
            <text:p text:style-name="TableContents"/>
          </table:table-cell>
        </table:table-row>
        <table:table-row table:style-name="TableRow465">
          <table:table-cell table:style-name="TableCell466">
            <text:p text:style-name="TableContents"><text:a xlink:href="https://www.w3schools.com/tags/att_onpageshow.asp" office:target-frame-name="_top" xlink:show="replace"/></text:p>
          </table:table-cell>
          <table:table-cell table:style-name="TableCell467">
            <text:p text:style-name="TableContents"><text:a xlink:href="https://www.w3schools.com/tags/tag_body.asp" office:target-frame-name="_top" xlink:show="replace"/></text:p>
          </table:table-cell>
          <table:table-cell table:style-name="TableCell468">
            <text:p text:style-name="TableContents"/>
          </table:table-cell>
        </table:table-row>
        <table:table-row table:style-name="TableRow469">
          <table:table-cell table:style-name="TableCell470">
            <text:p text:style-name="TableContents"><text:a xlink:href="https://www.w3schools.com/tags/att_onpaste.asp" office:target-frame-name="_top" xlink:show="replace"/></text:p>
          </table:table-cell>
          <table:table-cell table:style-name="TableCell471">
            <text:p text:style-name="TableContents"/>
          </table:table-cell>
          <table:table-cell table:style-name="TableCell472">
            <text:p text:style-name="TableContents"/>
          </table:table-cell>
        </table:table-row>
        <table:table-row table:style-name="TableRow473">
          <table:table-cell table:style-name="TableCell474">
            <text:p text:style-name="TableContents"><text:a xlink:href="https://www.w3schools.com/tags/att_onpause.asp" office:target-frame-name="_top" xlink:show="replace"/></text:p>
          </table:table-cell>
          <table:table-cell table:style-name="TableCell475">
            <text:p text:style-name="TableContents"><text:a xlink:href="https://www.w3schools.com/tags/tag_video.asp" office:target-frame-name="_top" xlink:show="replace"/></text:p>
          </table:table-cell>
          <table:table-cell table:style-name="TableCell476">
            <text:p text:style-name="TableContents"/>
          </table:table-cell>
        </table:table-row>
        <table:table-row table:style-name="TableRow477">
          <table:table-cell table:style-name="TableCell478">
            <text:p text:style-name="TableContents"><text:a xlink:href="https://www.w3schools.com/tags/att_onplay.asp" office:target-frame-name="_top" xlink:show="replace"/></text:p>
          </table:table-cell>
          <table:table-cell table:style-name="TableCell479">
            <text:p text:style-name="TableContents"><text:a xlink:href="https://www.w3schools.com/tags/tag_video.asp" office:target-frame-name="_top" xlink:show="replace"/></text:p>
          </table:table-cell>
          <table:table-cell table:style-name="TableCell480">
            <text:p text:style-name="TableContents"/>
          </table:table-cell>
        </table:table-row>
        <table:table-row table:style-name="TableRow481">
          <table:table-cell table:style-name="TableCell482">
            <text:p text:style-name="TableContents"><text:a xlink:href="https://www.w3schools.com/tags/att_onplaying.asp" office:target-frame-name="_top" xlink:show="replace"/></text:p>
          </table:table-cell>
          <table:table-cell table:style-name="TableCell483">
            <text:p text:style-name="TableContents"><text:a xlink:href="https://www.w3schools.com/tags/tag_video.asp" office:target-frame-name="_top" xlink:show="replace"/></text:p>
          </table:table-cell>
          <table:table-cell table:style-name="TableCell484">
            <text:p text:style-name="TableContents"/>
          </table:table-cell>
        </table:table-row>
        <table:table-row table:style-name="TableRow485">
          <table:table-cell table:style-name="TableCell486">
            <text:p text:style-name="TableContents"/>
          </table:table-cell>
          <table:table-cell table:style-name="TableCell487">
            <text:p text:style-name="TableContents"><text:a xlink:href="https://www.w3schools.com/tags/tag_body.asp" office:target-frame-name="_top" xlink:show="replace"/></text:p>
          </table:table-cell>
          <table:table-cell table:style-name="TableCell488">
            <text:p text:style-name="TableContents"/>
          </table:table-cell>
        </table:table-row>
        <table:table-row table:style-name="TableRow489">
          <table:table-cell table:style-name="TableCell490">
            <text:p text:style-name="TableContents"><text:a xlink:href="https://www.w3schools.com/tags/att_onprogress.asp" office:target-frame-name="_top" xlink:show="replace"/></text:p>
          </table:table-cell>
          <table:table-cell table:style-name="TableCell491">
            <text:p text:style-name="TableContents"><text:a xlink:href="https://www.w3schools.com/tags/tag_video.asp" office:target-frame-name="_top" xlink:show="replace"/></text:p>
          </table:table-cell>
          <table:table-cell table:style-name="TableCell492">
            <text:p text:style-name="TableContents"/>
          </table:table-cell>
        </table:table-row>
        <table:table-row table:style-name="TableRow493">
          <table:table-cell table:style-name="TableCell494">
            <text:p text:style-name="TableContents"><text:a xlink:href="https://www.w3schools.com/tags/att_onratechange.asp" office:target-frame-name="_top" xlink:show="replace"/></text:p>
          </table:table-cell>
          <table:table-cell table:style-name="TableCell495">
            <text:p text:style-name="TableContents"><text:a xlink:href="https://www.w3schools.com/tags/tag_video.asp" office:target-frame-name="_top" xlink:show="replace"/></text:p>
          </table:table-cell>
          <table:table-cell table:style-name="TableCell496">
            <text:p text:style-name="TableContents"/>
          </table:table-cell>
        </table:table-row>
        <table:table-row table:style-name="TableRow497">
          <table:table-cell table:style-name="TableCell498">
            <text:p text:style-name="TableContents"><text:a xlink:href="https://www.w3schools.com/tags/att_onreset.asp" office:target-frame-name="_top" xlink:show="replace"/></text:p>
          </table:table-cell>
          <table:table-cell table:style-name="TableCell499">
            <text:p text:style-name="TableContents"><text:a xlink:href="https://www.w3schools.com/tags/tag_form.asp" office:target-frame-name="_top" xlink:show="replace"/></text:p>
          </table:table-cell>
          <table:table-cell table:style-name="TableCell500">
            <text:p text:style-name="TableContents"/>
          </table:table-cell>
        </table:table-row>
        <table:table-row table:style-name="TableRow501">
          <table:table-cell table:style-name="TableCell502">
            <text:p text:style-name="TableContents"><text:a xlink:href="https://www.w3schools.com/tags/att_onresize.asp" office:target-frame-name="_top" xlink:show="replace"/></text:p>
          </table:table-cell>
          <table:table-cell table:style-name="TableCell503">
            <text:p text:style-name="TableContents"><text:a xlink:href="https://www.w3schools.com/tags/tag_body.asp" office:target-frame-name="_top" xlink:show="replace"/></text:p>
          </table:table-cell>
          <table:table-cell table:style-name="TableCell504">
            <text:p text:style-name="TableContents"/>
          </table:table-cell>
        </table:table-row>
        <table:table-row table:style-name="TableRow505">
          <table:table-cell table:style-name="TableCell506">
            <text:p text:style-name="TableContents"><text:a xlink:href="https://www.w3schools.com/tags/att_onscroll.asp" office:target-frame-name="_top" xlink:show="replace"/></text:p>
          </table:table-cell>
          <table:table-cell table:style-name="TableCell507">
            <text:p text:style-name="TableContents"/>
          </table:table-cell>
          <table:table-cell table:style-name="TableCell508">
            <text:p text:style-name="TableContents"/>
          </table:table-cell>
        </table:table-row>
        <table:table-row table:style-name="TableRow509">
          <table:table-cell table:style-name="TableCell510">
            <text:p text:style-name="TableContents"><text:a xlink:href="https://www.w3schools.com/tags/att_onsearch.asp" office:target-frame-name="_top" xlink:show="replace"/></text:p>
          </table:table-cell>
          <table:table-cell table:style-name="TableCell511">
            <text:p text:style-name="TableContents"><text:a xlink:href="https://www.w3schools.com/tags/tag_input.asp" office:target-frame-name="_top" xlink:show="replace"/></text:p>
          </table:table-cell>
          <table:table-cell table:style-name="TableCell512">
            <text:p text:style-name="TableContents"/>
          </table:table-cell>
        </table:table-row>
        <table:table-row table:style-name="TableRow513">
          <table:table-cell table:style-name="TableCell514">
            <text:p text:style-name="TableContents"><text:a xlink:href="https://www.w3schools.com/tags/att_onseeked.asp" office:target-frame-name="_top" xlink:show="replace"/></text:p>
          </table:table-cell>
          <table:table-cell table:style-name="TableCell515">
            <text:p text:style-name="TableContents"><text:a xlink:href="https://www.w3schools.com/tags/tag_video.asp" office:target-frame-name="_top" xlink:show="replace"/></text:p>
          </table:table-cell>
          <table:table-cell table:style-name="TableCell516">
            <text:p text:style-name="TableContents"/>
          </table:table-cell>
        </table:table-row>
        <table:table-row table:style-name="TableRow517">
          <table:table-cell table:style-name="TableCell518">
            <text:p text:style-name="TableContents"><text:a xlink:href="https://www.w3schools.com/tags/att_onseeking.asp" office:target-frame-name="_top" xlink:show="replace"/></text:p>
          </table:table-cell>
          <table:table-cell table:style-name="TableCell519">
            <text:p text:style-name="TableContents"><text:a xlink:href="https://www.w3schools.com/tags/tag_video.asp" office:target-frame-name="_top" xlink:show="replace"/></text:p>
          </table:table-cell>
          <table:table-cell table:style-name="TableCell520">
            <text:p text:style-name="TableContents"/>
          </table:table-cell>
        </table:table-row>
        <table:table-row table:style-name="TableRow521">
          <table:table-cell table:style-name="TableCell522">
            <text:p text:style-name="TableContents"><text:a xlink:href="https://www.w3schools.com/tags/att_onselect.asp" office:target-frame-name="_top" xlink:show="replace"/></text:p>
          </table:table-cell>
          <table:table-cell table:style-name="TableCell523">
            <text:p text:style-name="TableContents"/>
          </table:table-cell>
          <table:table-cell table:style-name="TableCell524">
            <text:p text:style-name="TableContents"/>
          </table:table-cell>
        </table:table-row>
        <table:table-row table:style-name="TableRow525">
          <table:table-cell table:style-name="TableCell526">
            <text:p text:style-name="TableContents"><text:a xlink:href="https://www.w3schools.com/tags/att_onshow.asp" office:target-frame-name="_top" xlink:show="replace"/></text:p>
          </table:table-cell>
          <table:table-cell table:style-name="TableCell527">
            <text:p text:style-name="TableContents"><text:a xlink:href="https://www.w3schools.com/tags/tag_menu.asp" office:target-frame-name="_top" xlink:show="replace"/></text:p>
          </table:table-cell>
          <table:table-cell table:style-name="TableCell528">
            <text:p text:style-name="TableContents"/>
          </table:table-cell>
        </table:table-row>
        <table:table-row table:style-name="TableRow529">
          <table:table-cell table:style-name="TableCell530">
            <text:p text:style-name="TableContents"><text:a xlink:href="https://www.w3schools.com/tags/att_onstalled.asp" office:target-frame-name="_top" xlink:show="replace"/></text:p>
          </table:table-cell>
          <table:table-cell table:style-name="TableCell531">
            <text:p text:style-name="TableContents"><text:a xlink:href="https://www.w3schools.com/tags/tag_video.asp" office:target-frame-name="_top" xlink:show="replace"/></text:p>
          </table:table-cell>
          <table:table-cell table:style-name="TableCell532">
            <text:p text:style-name="TableContents"/>
          </table:table-cell>
        </table:table-row>
        <table:table-row table:style-name="TableRow533">
          <table:table-cell table:style-name="TableCell534">
            <text:p text:style-name="TableContents"/>
          </table:table-cell>
          <table:table-cell table:style-name="TableCell535">
            <text:p text:style-name="TableContents"><text:a xlink:href="https://www.w3schools.com/tags/tag_body.asp" office:target-frame-name="_top" xlink:show="replace"/></text:p>
          </table:table-cell>
          <table:table-cell table:style-name="TableCell536">
            <text:p text:style-name="TableContents"/>
          </table:table-cell>
        </table:table-row>
        <table:table-row table:style-name="TableRow537">
          <table:table-cell table:style-name="TableCell538">
            <text:p text:style-name="TableContents"><text:a xlink:href="https://www.w3schools.com/tags/att_onsubmit.asp" office:target-frame-name="_top" xlink:show="replace"/></text:p>
          </table:table-cell>
          <table:table-cell table:style-name="TableCell539">
            <text:p text:style-name="TableContents"><text:a xlink:href="https://www.w3schools.com/tags/tag_form.asp" office:target-frame-name="_top" xlink:show="replace"/></text:p>
          </table:table-cell>
          <table:table-cell table:style-name="TableCell540">
            <text:p text:style-name="TableContents"/>
          </table:table-cell>
        </table:table-row>
        <table:table-row table:style-name="TableRow541">
          <table:table-cell table:style-name="TableCell542">
            <text:p text:style-name="TableContents"><text:a xlink:href="https://www.w3schools.com/tags/att_onsuspend.asp" office:target-frame-name="_top" xlink:show="replace"/></text:p>
          </table:table-cell>
          <table:table-cell table:style-name="TableCell543">
            <text:p text:style-name="TableContents"><text:a xlink:href="https://www.w3schools.com/tags/tag_video.asp" office:target-frame-name="_top" xlink:show="replace"/></text:p>
          </table:table-cell>
          <table:table-cell table:style-name="TableCell544">
            <text:p text:style-name="TableContents"/>
          </table:table-cell>
        </table:table-row>
        <table:table-row table:style-name="TableRow545">
          <table:table-cell table:style-name="TableCell546">
            <text:p text:style-name="TableContents"><text:a xlink:href="https://www.w3schools.com/tags/att_ontimeupdate.asp" office:target-frame-name="_top" xlink:show="replace"/></text:p>
          </table:table-cell>
          <table:table-cell table:style-name="TableCell547">
            <text:p text:style-name="TableContents"><text:a xlink:href="https://www.w3schools.com/tags/tag_video.asp" office:target-frame-name="_top" xlink:show="replace"/></text:p>
          </table:table-cell>
          <table:table-cell table:style-name="TableCell548">
            <text:p text:style-name="TableContents"/>
          </table:table-cell>
        </table:table-row>
        <table:table-row table:style-name="TableRow549">
          <table:table-cell table:style-name="TableCell550">
            <text:p text:style-name="TableContents"><text:a xlink:href="https://www.w3schools.com/tags/att_ontoggle.asp" office:target-frame-name="_top" xlink:show="replace"/></text:p>
          </table:table-cell>
          <table:table-cell table:style-name="TableCell551">
            <text:p text:style-name="TableContents"><text:a xlink:href="https://www.w3schools.com/tags/tag_details.asp" office:target-frame-name="_top" xlink:show="replace"/></text:p>
          </table:table-cell>
          <table:table-cell table:style-name="TableCell552">
            <text:p text:style-name="TableContents"/>
          </table:table-cell>
        </table:table-row>
        <table:table-row table:style-name="TableRow553">
          <table:table-cell table:style-name="TableCell554">
            <text:p text:style-name="TableContents"><text:a xlink:href="https://www.w3schools.com/tags/att_onunload.asp" office:target-frame-name="_top" xlink:show="replace"/></text:p>
          </table:table-cell>
          <table:table-cell table:style-name="TableCell555">
            <text:p text:style-name="TableContents"><text:a xlink:href="https://www.w3schools.com/tags/tag_body.asp" office:target-frame-name="_top" xlink:show="replace"/></text:p>
          </table:table-cell>
          <table:table-cell table:style-name="TableCell556">
            <text:p text:style-name="TableContents"/>
          </table:table-cell>
        </table:table-row>
        <table:table-row table:style-name="TableRow557">
          <table:table-cell table:style-name="TableCell558">
            <text:p text:style-name="TableContents"><text:a xlink:href="https://www.w3schools.com/tags/att_onvolumechange.asp" office:target-frame-name="_top" xlink:show="replace"/></text:p>
          </table:table-cell>
          <table:table-cell table:style-name="TableCell559">
            <text:p text:style-name="TableContents"><text:a xlink:href="https://www.w3schools.com/tags/tag_video.asp" office:target-frame-name="_top" xlink:show="replace"/></text:p>
          </table:table-cell>
          <table:table-cell table:style-name="TableCell560">
            <text:p text:style-name="TableContents"/>
          </table:table-cell>
        </table:table-row>
        <table:table-row table:style-name="TableRow561">
          <table:table-cell table:style-name="TableCell562">
            <text:p text:style-name="TableContents"><text:a xlink:href="https://www.w3schools.com/tags/att_onwaiting.asp" office:target-frame-name="_top" xlink:show="replace"/></text:p>
          </table:table-cell>
          <table:table-cell table:style-name="TableCell563">
            <text:p text:style-name="TableContents"><text:a xlink:href="https://www.w3schools.com/tags/tag_video.asp" office:target-frame-name="_top" xlink:show="replace"/></text:p>
          </table:table-cell>
          <table:table-cell table:style-name="TableCell564">
            <text:p text:style-name="TableContents"/>
          </table:table-cell>
        </table:table-row>
        <table:table-row table:style-name="TableRow565">
          <table:table-cell table:style-name="TableCell566">
            <text:p text:style-name="TableContents"/>
          </table:table-cell>
          <table:table-cell table:style-name="TableCell567">
            <text:p text:style-name="TableContents"/>
          </table:table-cell>
          <table:table-cell table:style-name="TableCell568">
            <text:p text:style-name="TableContents"/>
          </table:table-cell>
        </table:table-row>
        <table:table-row table:style-name="TableRow569">
          <table:table-cell table:style-name="TableCell570">
            <text:p text:style-name="TableContents"><text:a xlink:href="https://www.w3schools.com/tags/att_open.asp" office:target-frame-name="_top" xlink:show="replace"/></text:p>
          </table:table-cell>
          <table:table-cell table:style-name="TableCell571">
            <text:p text:style-name="TableContents"><text:a xlink:href="https://www.w3schools.com/tags/tag_details.asp" office:target-frame-name="_top" xlink:show="replace"/></text:p>
          </table:table-cell>
          <table:table-cell table:style-name="TableCell572">
            <text:p text:style-name="TableContents"/>
          </table:table-cell>
        </table:table-row>
        <table:table-row table:style-name="TableRow573">
          <table:table-cell table:style-name="TableCell574">
            <text:p text:style-name="TableContents"><text:a xlink:href="https://www.w3schools.com/tags/att_optimum.asp" office:target-frame-name="_top" xlink:show="replace"/></text:p>
          </table:table-cell>
          <table:table-cell table:style-name="TableCell575">
            <text:p text:style-name="TableContents"><text:a xlink:href="https://www.w3schools.com/tags/tag_meter.asp" office:target-frame-name="_top" xlink:show="replace"/></text:p>
          </table:table-cell>
          <table:table-cell table:style-name="TableCell576">
            <text:p text:style-name="TableContents"/>
          </table:table-cell>
        </table:table-row>
        <table:table-row table:style-name="TableRow577">
          <table:table-cell table:style-name="TableCell578">
            <text:p text:style-name="TableContents"><text:a xlink:href="https://www.w3schools.com/tags/att_pattern.asp" office:target-frame-name="_top" xlink:show="replace"/></text:p>
          </table:table-cell>
          <table:table-cell table:style-name="TableCell579">
            <text:p text:style-name="TableContents"><text:a xlink:href="https://www.w3schools.com/tags/tag_input.asp" office:target-frame-name="_top" xlink:show="replace"/></text:p>
          </table:table-cell>
          <table:table-cell table:style-name="TableCell580">
            <text:p text:style-name="TableContents"/>
          </table:table-cell>
        </table:table-row>
        <table:table-row table:style-name="TableRow581">
          <table:table-cell table:style-name="TableCell582">
            <text:p text:style-name="TableContents"><text:a xlink:href="https://www.w3schools.com/tags/att_placeholder.asp" office:target-frame-name="_top" xlink:show="replace"/></text:p>
          </table:table-cell>
          <table:table-cell table:style-name="TableCell583">
            <text:p text:style-name="TableContents"><text:a xlink:href="https://www.w3schools.com/tags/tag_textarea.asp" office:target-frame-name="_top" xlink:show="replace"/></text:p>
          </table:table-cell>
          <table:table-cell table:style-name="TableCell584">
            <text:p text:style-name="TableContents"/>
          </table:table-cell>
        </table:table-row>
        <table:table-row table:style-name="TableRow585">
          <table:table-cell table:style-name="TableCell586">
            <text:p text:style-name="TableContents"><text:a xlink:href="https://www.w3schools.com/tags/att_poster.asp" office:target-frame-name="_top" xlink:show="replace"/></text:p>
          </table:table-cell>
          <table:table-cell table:style-name="TableCell587">
            <text:p text:style-name="TableContents"><text:a xlink:href="https://www.w3schools.com/tags/tag_video.asp" office:target-frame-name="_top" xlink:show="replace"/></text:p>
          </table:table-cell>
          <table:table-cell table:style-name="TableCell588">
            <text:p text:style-name="TableContents"/>
          </table:table-cell>
        </table:table-row>
        <table:table-row table:style-name="TableRow589">
          <table:table-cell table:style-name="TableCell590">
            <text:p text:style-name="TableContents"><text:a xlink:href="https://www.w3schools.com/tags/att_preload.asp" office:target-frame-name="_top" xlink:show="replace"/></text:p>
          </table:table-cell>
          <table:table-cell table:style-name="TableCell591">
            <text:p text:style-name="TableContents"><text:a xlink:href="https://www.w3schools.com/tags/tag_video.asp" office:target-frame-name="_top" xlink:show="replace"/></text:p>
          </table:table-cell>
          <table:table-cell table:style-name="TableCell592">
            <text:p text:style-name="TableContents"/>
          </table:table-cell>
        </table:table-row>
        <table:table-row table:style-name="TableRow593">
          <table:table-cell table:style-name="TableCell594">
            <text:p text:style-name="TableContents"><text:a xlink:href="https://www.w3schools.com/tags/att_readonly.asp" office:target-frame-name="_top" xlink:show="replace"/></text:p>
          </table:table-cell>
          <table:table-cell table:style-name="TableCell595">
            <text:p text:style-name="TableContents"><text:a xlink:href="https://www.w3schools.com/tags/tag_textarea.asp" office:target-frame-name="_top" xlink:show="replace"/></text:p>
          </table:table-cell>
          <table:table-cell table:style-name="TableCell596">
            <text:p text:style-name="TableContents"/>
          </table:table-cell>
        </table:table-row>
        <table:table-row table:style-name="TableRow597">
          <table:table-cell table:style-name="TableCell598">
            <text:p text:style-name="TableContents"><text:a xlink:href="https://www.w3schools.com/tags/att_rel.asp" office:target-frame-name="_top" xlink:show="replace"/></text:p>
          </table:table-cell>
          <table:table-cell table:style-name="TableCell599">
            <text:p text:style-name="TableContents"><text:a xlink:href="https://www.w3schools.com/tags/tag_link.asp" office:target-frame-name="_top" xlink:show="replace"/></text:p>
          </table:table-cell>
          <table:table-cell table:style-name="TableCell600">
            <text:p text:style-name="TableContents"/>
          </table:table-cell>
        </table:table-row>
        <table:table-row table:style-name="TableRow601">
          <table:table-cell table:style-name="TableCell602">
            <text:p text:style-name="TableContents"><text:a xlink:href="https://www.w3schools.com/tags/att_required.asp" office:target-frame-name="_top" xlink:show="replace"/></text:p>
          </table:table-cell>
          <table:table-cell table:style-name="TableCell603">
            <text:p text:style-name="TableContents"><text:a xlink:href="https://www.w3schools.com/tags/tag_textarea.asp" office:target-frame-name="_top" xlink:show="replace"/></text:p>
          </table:table-cell>
          <table:table-cell table:style-name="TableCell604">
            <text:p text:style-name="TableContents"/>
          </table:table-cell>
        </table:table-row>
        <table:table-row table:style-name="TableRow605">
          <table:table-cell table:style-name="TableCell606">
            <text:p text:style-name="TableContents"><text:a xlink:href="https://www.w3schools.com/tags/att_reversed.asp" office:target-frame-name="_top" xlink:show="replace"/></text:p>
          </table:table-cell>
          <table:table-cell table:style-name="TableCell607">
            <text:p text:style-name="TableContents"><text:a xlink:href="https://www.w3schools.com/tags/tag_ol.asp" office:target-frame-name="_top" xlink:show="replace"/></text:p>
          </table:table-cell>
          <table:table-cell table:style-name="TableCell608">
            <text:p text:style-name="TableContents"/>
          </table:table-cell>
        </table:table-row>
        <table:table-row table:style-name="TableRow609">
          <table:table-cell table:style-name="TableCell610">
            <text:p text:style-name="TableContents"><text:a xlink:href="https://www.w3schools.com/tags/att_rows.asp" office:target-frame-name="_top" xlink:show="replace"/></text:p>
          </table:table-cell>
          <table:table-cell table:style-name="TableCell611">
            <text:p text:style-name="TableContents"><text:a xlink:href="https://www.w3schools.com/tags/tag_textarea.asp" office:target-frame-name="_top" xlink:show="replace"/></text:p>
          </table:table-cell>
          <table:table-cell table:style-name="TableCell612">
            <text:p text:style-name="TableContents"/>
          </table:table-cell>
        </table:table-row>
        <table:table-row table:style-name="TableRow613">
          <table:table-cell table:style-name="TableCell614">
            <text:p text:style-name="TableContents"><text:a xlink:href="https://www.w3schools.com/tags/att_rowspan.asp" office:target-frame-name="_top" xlink:show="replace"/></text:p>
          </table:table-cell>
          <table:table-cell table:style-name="TableCell615">
            <text:p text:style-name="TableContents"><text:a xlink:href="https://www.w3schools.com/tags/tag_th.asp" office:target-frame-name="_top" xlink:show="replace"/></text:p>
          </table:table-cell>
          <table:table-cell table:style-name="TableCell616">
            <text:p text:style-name="TableContents"/>
          </table:table-cell>
        </table:table-row>
        <table:table-row table:style-name="TableRow617">
          <table:table-cell table:style-name="TableCell618">
            <text:p text:style-name="TableContents"><text:a xlink:href="https://www.w3schools.com/tags/att_sandbox.asp" office:target-frame-name="_top" xlink:show="replace"/></text:p>
          </table:table-cell>
          <table:table-cell table:style-name="TableCell619">
            <text:p text:style-name="TableContents"><text:a xlink:href="https://www.w3schools.com/tags/tag_iframe.asp" office:target-frame-name="_top" xlink:show="replace"/></text:p>
          </table:table-cell>
          <table:table-cell table:style-name="TableCell620">
            <text:p text:style-name="TableContents"/>
          </table:table-cell>
        </table:table-row>
        <table:table-row table:style-name="TableRow621">
          <table:table-cell table:style-name="TableCell622">
            <text:p text:style-name="TableContents"><text:a xlink:href="https://www.w3schools.com/tags/att_scope.asp" office:target-frame-name="_top" xlink:show="replace"/></text:p>
          </table:table-cell>
          <table:table-cell table:style-name="TableCell623">
            <text:p text:style-name="TableContents"><text:a xlink:href="https://www.w3schools.com/tags/tag_th.asp" office:target-frame-name="_top" xlink:show="replace"/></text:p>
          </table:table-cell>
          <table:table-cell table:style-name="TableCell624">
            <text:p text:style-name="TableContents"/>
          </table:table-cell>
        </table:table-row>
        <table:table-row table:style-name="TableRow625">
          <table:table-cell table:style-name="TableCell626">
            <text:p text:style-name="TableContents"><text:a xlink:href="https://www.w3schools.com/tags/att_selected.asp" office:target-frame-name="_top" xlink:show="replace"/></text:p>
          </table:table-cell>
          <table:table-cell table:style-name="TableCell627">
            <text:p text:style-name="TableContents"><text:a xlink:href="https://www.w3schools.com/tags/tag_option.asp" office:target-frame-name="_top" xlink:show="replace"/></text:p>
          </table:table-cell>
          <table:table-cell table:style-name="TableCell628">
            <text:p text:style-name="TableContents"/>
          </table:table-cell>
        </table:table-row>
        <table:table-row table:style-name="TableRow629">
          <table:table-cell table:style-name="TableCell630">
            <text:p text:style-name="TableContents"><text:a xlink:href="https://www.w3schools.com/tags/att_shape.asp" office:target-frame-name="_top" xlink:show="replace"/></text:p>
          </table:table-cell>
          <table:table-cell table:style-name="TableCell631">
            <text:p text:style-name="TableContents"><text:a xlink:href="https://www.w3schools.com/tags/tag_area.asp" office:target-frame-name="_top" xlink:show="replace"/></text:p>
          </table:table-cell>
          <table:table-cell table:style-name="TableCell632">
            <text:p text:style-name="TableContents"/>
          </table:table-cell>
        </table:table-row>
        <table:table-row table:style-name="TableRow633">
          <table:table-cell table:style-name="TableCell634">
            <text:p text:style-name="TableContents"><text:a xlink:href="https://www.w3schools.com/tags/att_size.asp" office:target-frame-name="_top" xlink:show="replace"/></text:p>
          </table:table-cell>
          <table:table-cell table:style-name="TableCell635">
            <text:p text:style-name="TableContents"><text:a xlink:href="https://www.w3schools.com/tags/tag_select.asp" office:target-frame-name="_top" xlink:show="replace"/></text:p>
          </table:table-cell>
          <table:table-cell table:style-name="TableCell636">
            <text:p text:style-name="TableContents"/>
          </table:table-cell>
        </table:table-row>
        <table:table-row table:style-name="TableRow637">
          <table:table-cell table:style-name="TableCell638">
            <text:p text:style-name="TableContents"><text:a xlink:href="https://www.w3schools.com/tags/att_sizes.asp" office:target-frame-name="_top" xlink:show="replace"/></text:p>
          </table:table-cell>
          <table:table-cell table:style-name="TableCell639">
            <text:p text:style-name="TableContents"><text:a xlink:href="https://www.w3schools.com/tags/tag_source.asp" office:target-frame-name="_top" xlink:show="replace"/></text:p>
          </table:table-cell>
          <table:table-cell table:style-name="TableCell640">
            <text:p text:style-name="TableContents"/>
          </table:table-cell>
        </table:table-row>
        <table:table-row table:style-name="TableRow641">
          <table:table-cell table:style-name="TableCell642">
            <text:p text:style-name="TableContents"><text:a xlink:href="https://www.w3schools.com/tags/att_span.asp" office:target-frame-name="_top" xlink:show="replace"/></text:p>
          </table:table-cell>
          <table:table-cell table:style-name="TableCell643">
            <text:p text:style-name="TableContents"><text:a xlink:href="https://www.w3schools.com/tags/tag_colgroup.asp" office:target-frame-name="_top" xlink:show="replace"/></text:p>
          </table:table-cell>
          <table:table-cell table:style-name="TableCell644">
            <text:p text:style-name="TableContents"/>
          </table:table-cell>
        </table:table-row>
        <table:table-row table:style-name="TableRow645">
          <table:table-cell table:style-name="TableCell646">
            <text:p text:style-name="TableContents"><text:a xlink:href="https://www.w3schools.com/tags/att_spellcheck.asp" office:target-frame-name="_top" xlink:show="replace"/></text:p>
          </table:table-cell>
          <table:table-cell table:style-name="TableCell647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648">
            <text:p text:style-name="TableContents"/>
          </table:table-cell>
        </table:table-row>
        <table:table-row table:style-name="TableRow649">
          <table:table-cell table:style-name="TableCell650">
            <text:p text:style-name="TableContents"><text:a xlink:href="https://www.w3schools.com/tags/att_src.asp" office:target-frame-name="_top" xlink:show="replace"/></text:p>
          </table:table-cell>
          <table:table-cell table:style-name="TableCell651">
            <text:p text:style-name="TableContents"><text:a xlink:href="https://www.w3schools.com/tags/tag_video.asp" office:target-frame-name="_top" xlink:show="replace"/></text:p>
          </table:table-cell>
          <table:table-cell table:style-name="TableCell652">
            <text:p text:style-name="TableContents"/>
          </table:table-cell>
        </table:table-row>
        <table:table-row table:style-name="TableRow653">
          <table:table-cell table:style-name="TableCell654">
            <text:p text:style-name="TableContents"><text:a xlink:href="https://www.w3schools.com/tags/att_srcdoc.asp" office:target-frame-name="_top" xlink:show="replace"/></text:p>
          </table:table-cell>
          <table:table-cell table:style-name="TableCell655">
            <text:p text:style-name="TableContents"><text:a xlink:href="https://www.w3schools.com/tags/tag_iframe.asp" office:target-frame-name="_top" xlink:show="replace"/></text:p>
          </table:table-cell>
          <table:table-cell table:style-name="TableCell656">
            <text:p text:style-name="TableContents"/>
          </table:table-cell>
        </table:table-row>
        <table:table-row table:style-name="TableRow657">
          <table:table-cell table:style-name="TableCell658">
            <text:p text:style-name="TableContents"><text:a xlink:href="https://www.w3schools.com/tags/att_srclang.asp" office:target-frame-name="_top" xlink:show="replace"/></text:p>
          </table:table-cell>
          <table:table-cell table:style-name="TableCell659">
            <text:p text:style-name="TableContents"><text:a xlink:href="https://www.w3schools.com/tags/tag_track.asp" office:target-frame-name="_top" xlink:show="replace"/></text:p>
          </table:table-cell>
          <table:table-cell table:style-name="TableCell660">
            <text:p text:style-name="TableContents"/>
          </table:table-cell>
        </table:table-row>
        <table:table-row table:style-name="TableRow661">
          <table:table-cell table:style-name="TableCell662">
            <text:p text:style-name="TableContents"><text:a xlink:href="https://www.w3schools.com/tags/att_source_srcset.asp" office:target-frame-name="_top" xlink:show="replace"/></text:p>
          </table:table-cell>
          <table:table-cell table:style-name="TableCell663">
            <text:p text:style-name="TableContents"><text:a xlink:href="https://www.w3schools.com/tags/tag_source.asp" office:target-frame-name="_top" xlink:show="replace"/></text:p>
          </table:table-cell>
          <table:table-cell table:style-name="TableCell664">
            <text:p text:style-name="TableContents"/>
          </table:table-cell>
        </table:table-row>
        <table:table-row table:style-name="TableRow665">
          <table:table-cell table:style-name="TableCell666">
            <text:p text:style-name="TableContents"><text:a xlink:href="https://www.w3schools.com/tags/att_start.asp" office:target-frame-name="_top" xlink:show="replace"/></text:p>
          </table:table-cell>
          <table:table-cell table:style-name="TableCell667">
            <text:p text:style-name="TableContents"><text:a xlink:href="https://www.w3schools.com/tags/tag_ol.asp" office:target-frame-name="_top" xlink:show="replace"/></text:p>
          </table:table-cell>
          <table:table-cell table:style-name="TableCell668">
            <text:p text:style-name="TableContents"/>
          </table:table-cell>
        </table:table-row>
        <table:table-row table:style-name="TableRow669">
          <table:table-cell table:style-name="TableCell670">
            <text:p text:style-name="TableContents"><text:a xlink:href="https://www.w3schools.com/tags/att_step.asp" office:target-frame-name="_top" xlink:show="replace"/></text:p>
          </table:table-cell>
          <table:table-cell table:style-name="TableCell671">
            <text:p text:style-name="TableContents"><text:a xlink:href="https://www.w3schools.com/tags/tag_input.asp" office:target-frame-name="_top" xlink:show="replace"/></text:p>
          </table:table-cell>
          <table:table-cell table:style-name="TableCell672">
            <text:p text:style-name="TableContents"/>
          </table:table-cell>
        </table:table-row>
        <table:table-row table:style-name="TableRow673">
          <table:table-cell table:style-name="TableCell674">
            <text:p text:style-name="TableContents"><text:a xlink:href="https://www.w3schools.com/tags/att_style.asp" office:target-frame-name="_top" xlink:show="replace"/></text:p>
          </table:table-cell>
          <table:table-cell table:style-name="TableCell675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676">
            <text:p text:style-name="TableContents"/>
          </table:table-cell>
        </table:table-row>
        <table:table-row table:style-name="TableRow677">
          <table:table-cell table:style-name="TableCell678">
            <text:p text:style-name="TableContents"><text:a xlink:href="https://www.w3schools.com/tags/att_tabindex.asp" office:target-frame-name="_top" xlink:show="replace"/></text:p>
          </table:table-cell>
          <table:table-cell table:style-name="TableCell679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680">
            <text:p text:style-name="TableContents"/>
          </table:table-cell>
        </table:table-row>
        <table:table-row table:style-name="TableRow681">
          <table:table-cell table:style-name="TableCell682">
            <text:p text:style-name="TableContents"><text:a xlink:href="https://www.w3schools.com/tags/att_target.asp" office:target-frame-name="_top" xlink:show="replace"/></text:p>
          </table:table-cell>
          <table:table-cell table:style-name="TableCell683">
            <text:p text:style-name="TableContents"><text:a xlink:href="https://www.w3schools.com/tags/tag_form.asp" office:target-frame-name="_top" xlink:show="replace"/></text:p>
          </table:table-cell>
          <table:table-cell table:style-name="TableCell684">
            <text:p text:style-name="TableContents"/>
          </table:table-cell>
        </table:table-row>
        <table:table-row table:style-name="TableRow685">
          <table:table-cell table:style-name="TableCell686">
            <text:p text:style-name="TableContents"><text:a xlink:href="https://www.w3schools.com/tags/att_title.asp" office:target-frame-name="_top" xlink:show="replace"/></text:p>
          </table:table-cell>
          <table:table-cell table:style-name="TableCell687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688">
            <text:p text:style-name="TableContents"/>
          </table:table-cell>
        </table:table-row>
        <table:table-row table:style-name="TableRow689">
          <table:table-cell table:style-name="TableCell690">
            <text:p text:style-name="TableContents"><text:a xlink:href="https://www.w3schools.com/tags/att_translate.asp" office:target-frame-name="_top" xlink:show="replace"/></text:p>
          </table:table-cell>
          <table:table-cell table:style-name="TableCell691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692">
            <text:p text:style-name="TableContents"/>
          </table:table-cell>
        </table:table-row>
        <table:table-row table:style-name="TableRow693">
          <table:table-cell table:style-name="TableCell694">
            <text:p text:style-name="TableContents"><text:a xlink:href="https://www.w3schools.com/tags/att_type.asp" office:target-frame-name="_top" xlink:show="replace"/></text:p>
          </table:table-cell>
          <table:table-cell table:style-name="TableCell695">
            <text:p text:style-name="TableContents"><text:a xlink:href="https://www.w3schools.com/tags/tag_style.asp" office:target-frame-name="_top" xlink:show="replace"/></text:p>
          </table:table-cell>
          <table:table-cell table:style-name="TableCell696">
            <text:p text:style-name="TableContents"/>
          </table:table-cell>
        </table:table-row>
        <table:table-row table:style-name="TableRow697">
          <table:table-cell table:style-name="TableCell698">
            <text:p text:style-name="TableContents"><text:a xlink:href="https://www.w3schools.com/tags/att_usemap.asp" office:target-frame-name="_top" xlink:show="replace"/></text:p>
          </table:table-cell>
          <table:table-cell table:style-name="TableCell699">
            <text:p text:style-name="TableContents"><text:a xlink:href="https://www.w3schools.com/tags/tag_object.asp" office:target-frame-name="_top" xlink:show="replace"/></text:p>
          </table:table-cell>
          <table:table-cell table:style-name="TableCell700">
            <text:p text:style-name="TableContents"/>
          </table:table-cell>
        </table:table-row>
        <table:table-row table:style-name="TableRow701">
          <table:table-cell table:style-name="TableCell702">
            <text:p text:style-name="TableContents"><text:a xlink:href="https://www.w3schools.com/tags/att_value.asp" office:target-frame-name="_top" xlink:show="replace"/></text:p>
          </table:table-cell>
          <table:table-cell table:style-name="TableCell703">
            <text:p text:style-name="TableContents"><text:a xlink:href="https://www.w3schools.com/tags/tag_param.asp" office:target-frame-name="_top" xlink:show="replace"/></text:p>
          </table:table-cell>
          <table:table-cell table:style-name="TableCell704">
            <text:p text:style-name="TableContents"/>
          </table:table-cell>
        </table:table-row>
        <table:table-row table:style-name="TableRow705">
          <table:table-cell table:style-name="TableCell706">
            <text:p text:style-name="TableContents"><text:a xlink:href="https://www.w3schools.com/tags/att_width.asp" office:target-frame-name="_top" xlink:show="replace"/></text:p>
          </table:table-cell>
          <table:table-cell table:style-name="TableCell707">
            <text:p text:style-name="TableContents"><text:a xlink:href="https://www.w3schools.com/tags/tag_video.asp" office:target-frame-name="_top" xlink:show="replace"/></text:p>
          </table:table-cell>
          <table:table-cell table:style-name="TableCell708">
            <text:p text:style-name="TableContents"/>
          </table:table-cell>
        </table:table-row>
        <table:table-row table:style-name="TableRow709">
          <table:table-cell table:style-name="TableCell710">
            <text:p text:style-name="TableContents"/>
          </table:table-cell>
          <table:table-cell table:style-name="TableCell711">
            <text:p text:style-name="TableContents"><text:a xlink:href="https://www.w3schools.com/tags/tag_textarea.asp" office:target-frame-name="_top" xlink:show="replace"/></text:p>
          </table:table-cell>
          <table:table-cell table:style-name="TableCell712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ravallika podugu</meta:initial-creator>
    <dc:creator>pravllika</dc:creator>
    <meta:creation-date>2018-06-15T12:31:00Z</meta:creation-date>
    <dc:date>2018-06-30T03:03:00Z</dc:date>
    <meta:template xlink:href="Normal" xlink:type="simple"/>
    <meta:editing-cycles>1</meta:editing-cycles>
    <meta:editing-duration>PT3960S</meta:editing-duration>
    <meta:document-statistic meta:page-count="8" meta:paragraph-count="69" meta:word-count="5169" meta:character-count="34564" meta:row-count="245" meta:non-whitespace-character-count="29464"/>
  </office:meta>
</office:document-meta>
</file>